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a1" style:family="table">
      <style:table-properties style:width="6.165cm" fo:margin-left="1.528cm" table:align="left"/>
    </style:style>
    <style:style style:name="Tabla1.A" style:family="table-column">
      <style:table-column-properties style:column-width="0.898cm"/>
    </style:style>
    <style:style style:name="Tabla1.B" style:family="table-column">
      <style:table-column-properties style:column-width="0.9cm"/>
    </style:style>
    <style:style style:name="Tabla1.E" style:family="table-column">
      <style:table-column-properties style:column-width="0.873cm"/>
    </style:style>
    <style:style style:name="Tabla1.G" style:family="table-column">
      <style:table-column-properties style:column-width="0.796cm"/>
    </style:style>
    <style:style style:name="Tabla1.A1" style:family="table-cell">
      <style:table-cell-properties fo:padding-left="0.018cm" fo:padding-right="0.018cm" fo:padding-top="0cm" fo:padding-bottom="0cm" fo:border-left="0.002cm solid #000001" fo:border-right="none" fo:border-top="0.002cm solid #000001" fo:border-bottom="0.002cm solid #000001" style:writing-mode="lr-tb"/>
    </style:style>
    <style:style style:name="Tabla1.D1" style:family="table-cell">
      <style:table-cell-properties fo:background-color="#c5000b" fo:padding-left="0.018cm" fo:padding-right="0.018cm" fo:padding-top="0cm" fo:padding-bottom="0cm" fo:border-left="0.002cm solid #000001" fo:border-right="none" fo:border-top="0.002cm solid #000001" fo:border-bottom="0.002cm solid #000001" style:writing-mode="lr-tb">
        <style:background-image/>
      </style:table-cell-properties>
    </style:style>
    <style:style style:name="Tabla1.G1" style:family="table-cell">
      <style:table-cell-properties fo:padding-left="0.018cm" fo:padding-right="0.018cm" fo:padding-top="0cm" fo:padding-bottom="0cm" fo:border="0.002cm solid #000001" style:writing-mode="lr-tb"/>
    </style:style>
    <style:style style:name="Tabla1.A2" style:family="table-cell">
      <style:table-cell-properties fo:padding-left="0.018cm" fo:padding-right="0.018cm" fo:padding-top="0cm" fo:padding-bottom="0cm" fo:border-left="0.002cm solid #000001" fo:border-right="none" fo:border-top="none" fo:border-bottom="0.002cm solid #000001" style:writing-mode="lr-tb"/>
    </style:style>
    <style:style style:name="Tabla1.C2" style:family="table-cell">
      <style:table-cell-properties fo:background-color="#c5000b" fo:padding-left="0.018cm" fo:padding-right="0.018cm" fo:padding-top="0cm" fo:padding-bottom="0cm" fo:border-left="0.002cm solid #000001" fo:border-right="none" fo:border-top="none" fo:border-bottom="0.002cm solid #000001" style:writing-mode="lr-tb">
        <style:background-image/>
      </style:table-cell-properties>
    </style:style>
    <style:style style:name="Tabla1.D2" style:family="table-cell">
      <style:table-cell-properties fo:background-color="#3333ff" fo:padding-left="0.018cm" fo:padding-right="0.018cm" fo:padding-top="0cm" fo:padding-bottom="0cm" fo:border-left="0.002cm solid #000001" fo:border-right="none" fo:border-top="none" fo:border-bottom="0.002cm solid #000001" style:writing-mode="lr-tb">
        <style:background-image/>
      </style:table-cell-properties>
    </style:style>
    <style:style style:name="Tabla1.G2" style:family="table-cell">
      <style:table-cell-properties fo:padding-left="0.018cm" fo:padding-right="0.018cm" fo:padding-top="0cm" fo:padding-bottom="0cm" fo:border-left="0.002cm solid #000001" fo:border-right="0.002cm solid #000001" fo:border-top="none" fo:border-bottom="0.002cm solid #000001" style:writing-mode="lr-tb"/>
    </style:style>
    <style:style style:name="Tabla1.G4" style:family="table-cell">
      <style:table-cell-properties fo:background-color="#c5000b" fo:padding-left="0.018cm" fo:padding-right="0.018cm" fo:padding-top="0cm" fo:padding-bottom="0cm" fo:border-left="0.002cm solid #000001" fo:border-right="0.002cm solid #000001" fo:border-top="none" fo:border-bottom="0.002cm solid #000001" style:writing-mode="lr-tb">
        <style:background-image/>
      </style:table-cell-properties>
    </style:style>
    <style:style style:name="Tabla2" style:family="table">
      <style:table-properties style:width="16.999cm" fo:margin-left="-0.03cm" table:align="left"/>
    </style:style>
    <style:style style:name="Tabla2.A" style:family="table-column">
      <style:table-column-properties style:column-width="2.432cm"/>
    </style:style>
    <style:style style:name="Tabla2.B" style:family="table-column">
      <style:table-column-properties style:column-width="1.057cm"/>
    </style:style>
    <style:style style:name="Tabla2.C" style:family="table-column">
      <style:table-column-properties style:column-width="1.718cm"/>
    </style:style>
    <style:style style:name="Tabla2.D" style:family="table-column">
      <style:table-column-properties style:column-width="1.296cm"/>
    </style:style>
    <style:style style:name="Tabla2.E" style:family="table-column">
      <style:table-column-properties style:column-width="2.115cm"/>
    </style:style>
    <style:style style:name="Tabla2.F" style:family="table-column">
      <style:table-column-properties style:column-width="2.064cm"/>
    </style:style>
    <style:style style:name="Tabla2.G" style:family="table-column">
      <style:table-column-properties style:column-width="1.879cm"/>
    </style:style>
    <style:style style:name="Tabla2.H" style:family="table-column">
      <style:table-column-properties style:column-width="2.275cm"/>
    </style:style>
    <style:style style:name="Tabla2.I" style:family="table-column">
      <style:table-column-properties style:column-width="2.163cm"/>
    </style:style>
    <style:style style:name="Tabla2.A1" style:family="table-cell">
      <style:table-cell-properties fo:background-color="#000000" fo:padding-left="0.018cm" fo:padding-right="0.018cm" fo:padding-top="0cm" fo:padding-bottom="0cm" fo:border-left="0.002cm solid #000001" fo:border-right="none" fo:border-top="0.002cm solid #000001" fo:border-bottom="none" style:writing-mode="lr-tb">
        <style:background-image/>
      </style:table-cell-properties>
    </style:style>
    <style:style style:name="Tabla2.B1" style:family="table-cell">
      <style:table-cell-properties fo:background-color="#000000" fo:padding-left="0.018cm" fo:padding-right="0.018cm" fo:padding-top="0cm" fo:padding-bottom="0cm" fo:border-left="none" fo:border-right="none" fo:border-top="0.002cm solid #000001" fo:border-bottom="none" style:writing-mode="lr-tb">
        <style:background-image/>
      </style:table-cell-properties>
    </style:style>
    <style:style style:name="Tabla2.I1" style:family="table-cell">
      <style:table-cell-properties fo:background-color="#000000" fo:padding-left="0.018cm" fo:padding-right="0.018cm" fo:padding-top="0cm" fo:padding-bottom="0cm" fo:border-left="none" fo:border-right="0.002cm solid #000001" fo:border-top="0.002cm solid #000001" fo:border-bottom="none" style:writing-mode="lr-tb">
        <style:background-image/>
      </style:table-cell-properties>
    </style:style>
    <style:style style:name="Tabla2.A2" style:family="table-cell">
      <style:table-cell-properties fo:background-color="#000000" fo:padding-left="0.018cm" fo:padding-right="0.018cm" fo:padding-top="0cm" fo:padding-bottom="0cm" fo:border-left="0.002cm solid #000001" fo:border-right="none" fo:border-top="none" fo:border-bottom="none" style:writing-mode="lr-tb">
        <style:background-image/>
      </style:table-cell-properties>
    </style:style>
    <style:style style:name="Tabla2.B2" style:family="table-cell">
      <style:table-cell-properties fo:background-color="#ffffff" fo:padding-left="0.018cm" fo:padding-right="0.018cm" fo:padding-top="0cm" fo:padding-bottom="0cm" fo:border="none" style:writing-mode="lr-tb">
        <style:background-image/>
      </style:table-cell-properties>
    </style:style>
    <style:style style:name="Tabla2.I2" style:family="table-cell">
      <style:table-cell-properties fo:background-color="#ffffff" fo:padding-left="0.018cm" fo:padding-right="0.018cm" fo:padding-top="0cm" fo:padding-bottom="0cm" fo:border-left="none" fo:border-right="0.002cm solid #000001" fo:border-top="none" fo:border-bottom="none" style:writing-mode="lr-tb">
        <style:background-image/>
      </style:table-cell-properties>
    </style:style>
    <style:style style:name="Tabla2.A4" style:family="table-cell">
      <style:table-cell-properties fo:background-color="#000000" fo:padding-left="0.018cm" fo:padding-right="0.018cm" fo:padding-top="0cm" fo:padding-bottom="0cm" fo:border-left="0.002cm solid #000001" fo:border-right="none" fo:border-top="none" fo:border-bottom="0.002cm solid #000001" style:writing-mode="lr-tb">
        <style:background-image/>
      </style:table-cell-properties>
    </style:style>
    <style:style style:name="Tabla2.B4" style:family="table-cell">
      <style:table-cell-properties fo:background-color="#ffffff" fo:padding-left="0.018cm" fo:padding-right="0.018cm" fo:padding-top="0cm" fo:padding-bottom="0cm" fo:border-left="none" fo:border-right="none" fo:border-top="none" fo:border-bottom="0.002cm solid #000001" style:writing-mode="lr-tb">
        <style:background-image/>
      </style:table-cell-properties>
    </style:style>
    <style:style style:name="Tabla2.I4" style:family="table-cell">
      <style:table-cell-properties fo:background-color="#ffffff" fo:padding-left="0.018cm" fo:padding-right="0.018cm" fo:padding-top="0cm" fo:padding-bottom="0cm" fo:border-left="none" fo:border-right="0.002cm solid #000001" fo:border-top="none" fo:border-bottom="0.002cm solid #000001" style:writing-mode="lr-tb">
        <style:background-image/>
      </style:table-cell-properties>
    </style:style>
    <style:style style:name="Tabla3" style:family="table">
      <style:table-properties style:width="16.999cm" fo:margin-left="-0.03cm" table:align="left"/>
    </style:style>
    <style:style style:name="Tabla3.A" style:family="table-column">
      <style:table-column-properties style:column-width="2.432cm"/>
    </style:style>
    <style:style style:name="Tabla3.B" style:family="table-column">
      <style:table-column-properties style:column-width="1.057cm"/>
    </style:style>
    <style:style style:name="Tabla3.C" style:family="table-column">
      <style:table-column-properties style:column-width="1.718cm"/>
    </style:style>
    <style:style style:name="Tabla3.D" style:family="table-column">
      <style:table-column-properties style:column-width="1.296cm"/>
    </style:style>
    <style:style style:name="Tabla3.E" style:family="table-column">
      <style:table-column-properties style:column-width="2.115cm"/>
    </style:style>
    <style:style style:name="Tabla3.F" style:family="table-column">
      <style:table-column-properties style:column-width="2.064cm"/>
    </style:style>
    <style:style style:name="Tabla3.G" style:family="table-column">
      <style:table-column-properties style:column-width="1.879cm"/>
    </style:style>
    <style:style style:name="Tabla3.H" style:family="table-column">
      <style:table-column-properties style:column-width="2.275cm"/>
    </style:style>
    <style:style style:name="Tabla3.I" style:family="table-column">
      <style:table-column-properties style:column-width="2.163cm"/>
    </style:style>
    <style:style style:name="Tabla3.A1" style:family="table-cell">
      <style:table-cell-properties fo:background-color="#000000" fo:padding-left="0.018cm" fo:padding-right="0.018cm" fo:padding-top="0cm" fo:padding-bottom="0cm" fo:border-left="0.002cm solid #000001" fo:border-right="none" fo:border-top="0.002cm solid #000001" fo:border-bottom="none" style:writing-mode="lr-tb">
        <style:background-image/>
      </style:table-cell-properties>
    </style:style>
    <style:style style:name="Tabla3.B1" style:family="table-cell">
      <style:table-cell-properties fo:background-color="#000000" fo:padding-left="0.018cm" fo:padding-right="0.018cm" fo:padding-top="0cm" fo:padding-bottom="0cm" fo:border-left="none" fo:border-right="none" fo:border-top="0.002cm solid #000001" fo:border-bottom="none" style:writing-mode="lr-tb">
        <style:background-image/>
      </style:table-cell-properties>
    </style:style>
    <style:style style:name="Tabla3.I1" style:family="table-cell">
      <style:table-cell-properties fo:background-color="#000000" fo:padding-left="0.018cm" fo:padding-right="0.018cm" fo:padding-top="0cm" fo:padding-bottom="0cm" fo:border-left="none" fo:border-right="0.002cm solid #000001" fo:border-top="0.002cm solid #000001" fo:border-bottom="none" style:writing-mode="lr-tb">
        <style:background-image/>
      </style:table-cell-properties>
    </style:style>
    <style:style style:name="Tabla3.A2" style:family="table-cell">
      <style:table-cell-properties fo:background-color="#000000" fo:padding-left="0.018cm" fo:padding-right="0.018cm" fo:padding-top="0cm" fo:padding-bottom="0cm" fo:border-left="0.002cm solid #000001" fo:border-right="none" fo:border-top="none" fo:border-bottom="none" style:writing-mode="lr-tb">
        <style:background-image/>
      </style:table-cell-properties>
    </style:style>
    <style:style style:name="Tabla3.B2" style:family="table-cell">
      <style:table-cell-properties fo:background-color="#ffffff" fo:padding-left="0.018cm" fo:padding-right="0.018cm" fo:padding-top="0cm" fo:padding-bottom="0cm" fo:border="none" style:writing-mode="lr-tb">
        <style:background-image/>
      </style:table-cell-properties>
    </style:style>
    <style:style style:name="Tabla3.I2" style:family="table-cell">
      <style:table-cell-properties fo:background-color="#ffffff" fo:padding-left="0.018cm" fo:padding-right="0.018cm" fo:padding-top="0cm" fo:padding-bottom="0cm" fo:border-left="none" fo:border-right="0.002cm solid #000001" fo:border-top="none" fo:border-bottom="none" style:writing-mode="lr-tb">
        <style:background-image/>
      </style:table-cell-properties>
    </style:style>
    <style:style style:name="Tabla3.A4" style:family="table-cell">
      <style:table-cell-properties fo:background-color="#000000" fo:padding-left="0.018cm" fo:padding-right="0.018cm" fo:padding-top="0cm" fo:padding-bottom="0cm" fo:border-left="0.002cm solid #000001" fo:border-right="none" fo:border-top="none" fo:border-bottom="0.002cm solid #000001" style:writing-mode="lr-tb">
        <style:background-image/>
      </style:table-cell-properties>
    </style:style>
    <style:style style:name="Tabla3.B4" style:family="table-cell">
      <style:table-cell-properties fo:background-color="#ffffff" fo:padding-left="0.018cm" fo:padding-right="0.018cm" fo:padding-top="0cm" fo:padding-bottom="0cm" fo:border-left="none" fo:border-right="none" fo:border-top="none" fo:border-bottom="0.002cm solid #000001" style:writing-mode="lr-tb">
        <style:background-image/>
      </style:table-cell-properties>
    </style:style>
    <style:style style:name="Tabla3.I4" style:family="table-cell">
      <style:table-cell-properties fo:background-color="#ffffff" fo:padding-left="0.018cm" fo:padding-right="0.018cm" fo:padding-top="0cm" fo:padding-bottom="0cm" fo:border-left="none" fo:border-right="0.002cm solid #000001" fo:border-top="none" fo:border-bottom="0.002cm solid #000001" style:writing-mode="lr-tb">
        <style:background-image/>
      </style:table-cell-properties>
    </style:style>
    <style:style style:name="Tabla4" style:family="table">
      <style:table-properties style:width="16.999cm" fo:margin-left="-0.03cm" table:align="left"/>
    </style:style>
    <style:style style:name="Tabla4.A" style:family="table-column">
      <style:table-column-properties style:column-width="2.432cm"/>
    </style:style>
    <style:style style:name="Tabla4.B" style:family="table-column">
      <style:table-column-properties style:column-width="1.057cm"/>
    </style:style>
    <style:style style:name="Tabla4.C" style:family="table-column">
      <style:table-column-properties style:column-width="1.718cm"/>
    </style:style>
    <style:style style:name="Tabla4.D" style:family="table-column">
      <style:table-column-properties style:column-width="1.296cm"/>
    </style:style>
    <style:style style:name="Tabla4.E" style:family="table-column">
      <style:table-column-properties style:column-width="2.115cm"/>
    </style:style>
    <style:style style:name="Tabla4.F" style:family="table-column">
      <style:table-column-properties style:column-width="2.064cm"/>
    </style:style>
    <style:style style:name="Tabla4.G" style:family="table-column">
      <style:table-column-properties style:column-width="1.879cm"/>
    </style:style>
    <style:style style:name="Tabla4.H" style:family="table-column">
      <style:table-column-properties style:column-width="2.275cm"/>
    </style:style>
    <style:style style:name="Tabla4.I" style:family="table-column">
      <style:table-column-properties style:column-width="2.163cm"/>
    </style:style>
    <style:style style:name="Tabla4.A1" style:family="table-cell">
      <style:table-cell-properties fo:background-color="#000000" fo:padding-left="0.018cm" fo:padding-right="0.018cm" fo:padding-top="0cm" fo:padding-bottom="0cm" fo:border-left="0.002cm solid #000001" fo:border-right="none" fo:border-top="0.002cm solid #000001" fo:border-bottom="none" style:writing-mode="lr-tb">
        <style:background-image/>
      </style:table-cell-properties>
    </style:style>
    <style:style style:name="Tabla4.B1" style:family="table-cell">
      <style:table-cell-properties fo:background-color="#000000" fo:padding-left="0.018cm" fo:padding-right="0.018cm" fo:padding-top="0cm" fo:padding-bottom="0cm" fo:border-left="none" fo:border-right="none" fo:border-top="0.002cm solid #000001" fo:border-bottom="none" style:writing-mode="lr-tb">
        <style:background-image/>
      </style:table-cell-properties>
    </style:style>
    <style:style style:name="Tabla4.I1" style:family="table-cell">
      <style:table-cell-properties fo:background-color="#000000" fo:padding-left="0.018cm" fo:padding-right="0.018cm" fo:padding-top="0cm" fo:padding-bottom="0cm" fo:border-left="none" fo:border-right="0.002cm solid #000001" fo:border-top="0.002cm solid #000001" fo:border-bottom="none" style:writing-mode="lr-tb">
        <style:background-image/>
      </style:table-cell-properties>
    </style:style>
    <style:style style:name="Tabla4.A2" style:family="table-cell">
      <style:table-cell-properties fo:background-color="#000000" fo:padding-left="0.018cm" fo:padding-right="0.018cm" fo:padding-top="0cm" fo:padding-bottom="0cm" fo:border-left="0.002cm solid #000001" fo:border-right="none" fo:border-top="none" fo:border-bottom="none" style:writing-mode="lr-tb">
        <style:background-image/>
      </style:table-cell-properties>
    </style:style>
    <style:style style:name="Tabla4.B2" style:family="table-cell">
      <style:table-cell-properties fo:background-color="#ffffff" fo:padding-left="0.018cm" fo:padding-right="0.018cm" fo:padding-top="0cm" fo:padding-bottom="0cm" fo:border="none" style:writing-mode="lr-tb">
        <style:background-image/>
      </style:table-cell-properties>
    </style:style>
    <style:style style:name="Tabla4.I2" style:family="table-cell">
      <style:table-cell-properties fo:background-color="#ffffff" fo:padding-left="0.018cm" fo:padding-right="0.018cm" fo:padding-top="0cm" fo:padding-bottom="0cm" fo:border-left="none" fo:border-right="0.002cm solid #000001" fo:border-top="none" fo:border-bottom="none" style:writing-mode="lr-tb">
        <style:background-image/>
      </style:table-cell-properties>
    </style:style>
    <style:style style:name="Tabla4.A4" style:family="table-cell">
      <style:table-cell-properties fo:background-color="#000000" fo:padding-left="0.018cm" fo:padding-right="0.018cm" fo:padding-top="0cm" fo:padding-bottom="0cm" fo:border-left="0.002cm solid #000001" fo:border-right="none" fo:border-top="none" fo:border-bottom="0.002cm solid #000001" style:writing-mode="lr-tb">
        <style:background-image/>
      </style:table-cell-properties>
    </style:style>
    <style:style style:name="Tabla4.B4" style:family="table-cell">
      <style:table-cell-properties fo:background-color="#ffffff" fo:padding-left="0.018cm" fo:padding-right="0.018cm" fo:padding-top="0cm" fo:padding-bottom="0cm" fo:border-left="none" fo:border-right="none" fo:border-top="none" fo:border-bottom="0.002cm solid #000001" style:writing-mode="lr-tb">
        <style:background-image/>
      </style:table-cell-properties>
    </style:style>
    <style:style style:name="Tabla4.I4" style:family="table-cell">
      <style:table-cell-properties fo:background-color="#ffffff" fo:padding-left="0.018cm" fo:padding-right="0.018cm" fo:padding-top="0cm" fo:padding-bottom="0cm" fo:border-left="none" fo:border-right="0.002cm solid #000001" fo:border-top="none" fo:border-bottom="0.002cm solid #000001" style:writing-mode="lr-tb">
        <style:background-image/>
      </style:table-cell-properties>
    </style:style>
    <style:style style:name="Tabla5" style:family="table">
      <style:table-properties style:width="17cm" fo:margin-left="-0.023cm" table:align="left"/>
    </style:style>
    <style:style style:name="Tabla5.A" style:family="table-column">
      <style:table-column-properties style:column-width="2.434cm"/>
    </style:style>
    <style:style style:name="Tabla5.B" style:family="table-column">
      <style:table-column-properties style:column-width="1.058cm"/>
    </style:style>
    <style:style style:name="Tabla5.C" style:family="table-column">
      <style:table-column-properties style:column-width="1.72cm"/>
    </style:style>
    <style:style style:name="Tabla5.D" style:family="table-column">
      <style:table-column-properties style:column-width="1.296cm"/>
    </style:style>
    <style:style style:name="Tabla5.E" style:family="table-column">
      <style:table-column-properties style:column-width="2.117cm"/>
    </style:style>
    <style:style style:name="Tabla5.F" style:family="table-column">
      <style:table-column-properties style:column-width="2.064cm"/>
    </style:style>
    <style:style style:name="Tabla5.G" style:family="table-column">
      <style:table-column-properties style:column-width="1.879cm"/>
    </style:style>
    <style:style style:name="Tabla5.H" style:family="table-column">
      <style:table-column-properties style:column-width="2.275cm"/>
    </style:style>
    <style:style style:name="Tabla5.I" style:family="table-column">
      <style:table-column-properties style:column-width="2.157cm"/>
    </style:style>
    <style:style style:name="Tabla5.A1" style:family="table-cell">
      <style:table-cell-properties fo:background-color="#000000" fo:padding="0cm" fo:border-left="0.002cm solid #000000" fo:border-right="none" fo:border-top="0.002cm solid #000000" fo:border-bottom="none" style:writing-mode="lr-tb">
        <style:background-image/>
      </style:table-cell-properties>
    </style:style>
    <style:style style:name="Tabla5.B1" style:family="table-cell">
      <style:table-cell-properties fo:background-color="#000000" fo:padding="0cm" fo:border-left="none" fo:border-right="none" fo:border-top="0.002cm solid #000000" fo:border-bottom="none" style:writing-mode="lr-tb">
        <style:background-image/>
      </style:table-cell-properties>
    </style:style>
    <style:style style:name="Tabla5.I1" style:family="table-cell">
      <style:table-cell-properties fo:background-color="#000000" fo:padding="0cm" fo:border-left="none" fo:border-right="0.002cm solid #000000" fo:border-top="0.002cm solid #000000" fo:border-bottom="none" style:writing-mode="lr-tb">
        <style:background-image/>
      </style:table-cell-properties>
    </style:style>
    <style:style style:name="Tabla5.A2" style:family="table-cell">
      <style:table-cell-properties fo:background-color="#000000" fo:padding="0cm" fo:border-left="0.002cm solid #000000" fo:border-right="none" fo:border-top="none" fo:border-bottom="none" style:writing-mode="lr-tb">
        <style:background-image/>
      </style:table-cell-properties>
    </style:style>
    <style:style style:name="Tabla5.B2" style:family="table-cell">
      <style:table-cell-properties fo:background-color="#ffffff" fo:padding="0cm" fo:border="none" style:writing-mode="lr-tb">
        <style:background-image/>
      </style:table-cell-properties>
    </style:style>
    <style:style style:name="Tabla5.I2" style:family="table-cell">
      <style:table-cell-properties fo:background-color="#ffffff" fo:padding="0cm" fo:border-left="none" fo:border-right="0.002cm solid #000000" fo:border-top="none" fo:border-bottom="none" style:writing-mode="lr-tb">
        <style:background-image/>
      </style:table-cell-properties>
    </style:style>
    <style:style style:name="Tabla5.A4" style:family="table-cell">
      <style:table-cell-properties fo:background-color="#000000" fo:padding="0cm" fo:border-left="0.002cm solid #000000" fo:border-right="none" fo:border-top="none" fo:border-bottom="0.002cm solid #000000" style:writing-mode="lr-tb">
        <style:background-image/>
      </style:table-cell-properties>
    </style:style>
    <style:style style:name="Tabla5.B4" style:family="table-cell">
      <style:table-cell-properties fo:background-color="#ffffff" fo:padding="0cm" fo:border-left="none" fo:border-right="none" fo:border-top="none" fo:border-bottom="0.002cm solid #000000" style:writing-mode="lr-tb">
        <style:background-image/>
      </style:table-cell-properties>
    </style:style>
    <style:style style:name="Tabla5.I4" style:family="table-cell">
      <style:table-cell-properties fo:background-color="#ffffff" fo:padding="0cm" fo:border-left="none" fo:border-right="0.002cm solid #000000" fo:border-top="none" fo:border-bottom="0.002cm solid #000000" style:writing-mode="lr-tb">
        <style:background-image/>
      </style:table-cell-properties>
    </style:style>
    <style:style style:name="Tabla6" style:family="table">
      <style:table-properties style:width="17cm" fo:margin-left="-0.023cm" table:align="left"/>
    </style:style>
    <style:style style:name="Tabla6.A" style:family="table-column">
      <style:table-column-properties style:column-width="2.434cm"/>
    </style:style>
    <style:style style:name="Tabla6.B" style:family="table-column">
      <style:table-column-properties style:column-width="1.058cm"/>
    </style:style>
    <style:style style:name="Tabla6.C" style:family="table-column">
      <style:table-column-properties style:column-width="1.72cm"/>
    </style:style>
    <style:style style:name="Tabla6.D" style:family="table-column">
      <style:table-column-properties style:column-width="1.296cm"/>
    </style:style>
    <style:style style:name="Tabla6.E" style:family="table-column">
      <style:table-column-properties style:column-width="2.117cm"/>
    </style:style>
    <style:style style:name="Tabla6.F" style:family="table-column">
      <style:table-column-properties style:column-width="2.064cm"/>
    </style:style>
    <style:style style:name="Tabla6.G" style:family="table-column">
      <style:table-column-properties style:column-width="1.879cm"/>
    </style:style>
    <style:style style:name="Tabla6.H" style:family="table-column">
      <style:table-column-properties style:column-width="2.275cm"/>
    </style:style>
    <style:style style:name="Tabla6.I" style:family="table-column">
      <style:table-column-properties style:column-width="2.157cm"/>
    </style:style>
    <style:style style:name="Tabla6.A1" style:family="table-cell">
      <style:table-cell-properties fo:background-color="#000000" fo:padding="0cm" fo:border-left="0.002cm solid #000000" fo:border-right="none" fo:border-top="0.002cm solid #000000" fo:border-bottom="none" style:writing-mode="lr-tb">
        <style:background-image/>
      </style:table-cell-properties>
    </style:style>
    <style:style style:name="Tabla6.B1" style:family="table-cell">
      <style:table-cell-properties fo:background-color="#000000" fo:padding="0cm" fo:border-left="none" fo:border-right="none" fo:border-top="0.002cm solid #000000" fo:border-bottom="none" style:writing-mode="lr-tb">
        <style:background-image/>
      </style:table-cell-properties>
    </style:style>
    <style:style style:name="Tabla6.I1" style:family="table-cell">
      <style:table-cell-properties fo:background-color="#000000" fo:padding="0cm" fo:border-left="none" fo:border-right="0.002cm solid #000000" fo:border-top="0.002cm solid #000000" fo:border-bottom="none" style:writing-mode="lr-tb">
        <style:background-image/>
      </style:table-cell-properties>
    </style:style>
    <style:style style:name="Tabla6.A2" style:family="table-cell">
      <style:table-cell-properties fo:background-color="#000000" fo:padding="0cm" fo:border-left="0.002cm solid #000000" fo:border-right="none" fo:border-top="none" fo:border-bottom="none" style:writing-mode="lr-tb">
        <style:background-image/>
      </style:table-cell-properties>
    </style:style>
    <style:style style:name="Tabla6.B2" style:family="table-cell">
      <style:table-cell-properties fo:background-color="#ffffff" fo:padding="0cm" fo:border="none" style:writing-mode="lr-tb">
        <style:background-image/>
      </style:table-cell-properties>
    </style:style>
    <style:style style:name="Tabla6.I2" style:family="table-cell">
      <style:table-cell-properties fo:background-color="#ffffff" fo:padding="0cm" fo:border-left="none" fo:border-right="0.002cm solid #000000" fo:border-top="none" fo:border-bottom="none" style:writing-mode="lr-tb">
        <style:background-image/>
      </style:table-cell-properties>
    </style:style>
    <style:style style:name="Tabla6.A4" style:family="table-cell">
      <style:table-cell-properties fo:background-color="#000000" fo:padding="0cm" fo:border-left="0.002cm solid #000000" fo:border-right="none" fo:border-top="none" fo:border-bottom="0.002cm solid #000000" style:writing-mode="lr-tb">
        <style:background-image/>
      </style:table-cell-properties>
    </style:style>
    <style:style style:name="Tabla6.B4" style:family="table-cell">
      <style:table-cell-properties fo:background-color="#ffffff" fo:padding="0cm" fo:border-left="none" fo:border-right="none" fo:border-top="none" fo:border-bottom="0.002cm solid #000000" style:writing-mode="lr-tb">
        <style:background-image/>
      </style:table-cell-properties>
    </style:style>
    <style:style style:name="Tabla6.I4" style:family="table-cell">
      <style:table-cell-properties fo:background-color="#ffffff" fo:padding="0cm" fo:border-left="none" fo:border-right="0.002cm solid #000000" fo:border-top="none" fo:border-bottom="0.002cm solid #000000" style:writing-mode="lr-tb">
        <style:background-image/>
      </style:table-cell-properties>
    </style:style>
    <style:style style:name="Tabla7" style:family="table">
      <style:table-properties style:width="17cm" fo:margin-left="-0.023cm" table:align="left"/>
    </style:style>
    <style:style style:name="Tabla7.A" style:family="table-column">
      <style:table-column-properties style:column-width="2.434cm"/>
    </style:style>
    <style:style style:name="Tabla7.B" style:family="table-column">
      <style:table-column-properties style:column-width="1.058cm"/>
    </style:style>
    <style:style style:name="Tabla7.C" style:family="table-column">
      <style:table-column-properties style:column-width="1.72cm"/>
    </style:style>
    <style:style style:name="Tabla7.D" style:family="table-column">
      <style:table-column-properties style:column-width="1.296cm"/>
    </style:style>
    <style:style style:name="Tabla7.E" style:family="table-column">
      <style:table-column-properties style:column-width="2.117cm"/>
    </style:style>
    <style:style style:name="Tabla7.F" style:family="table-column">
      <style:table-column-properties style:column-width="2.064cm"/>
    </style:style>
    <style:style style:name="Tabla7.G" style:family="table-column">
      <style:table-column-properties style:column-width="1.879cm"/>
    </style:style>
    <style:style style:name="Tabla7.H" style:family="table-column">
      <style:table-column-properties style:column-width="2.275cm"/>
    </style:style>
    <style:style style:name="Tabla7.I" style:family="table-column">
      <style:table-column-properties style:column-width="2.157cm"/>
    </style:style>
    <style:style style:name="Tabla7.A1" style:family="table-cell">
      <style:table-cell-properties fo:background-color="#000000" fo:padding="0cm" fo:border-left="0.002cm solid #000000" fo:border-right="none" fo:border-top="0.002cm solid #000000" fo:border-bottom="none" style:writing-mode="lr-tb">
        <style:background-image/>
      </style:table-cell-properties>
    </style:style>
    <style:style style:name="Tabla7.B1" style:family="table-cell">
      <style:table-cell-properties fo:background-color="#000000" fo:padding="0cm" fo:border-left="none" fo:border-right="none" fo:border-top="0.002cm solid #000000" fo:border-bottom="none" style:writing-mode="lr-tb">
        <style:background-image/>
      </style:table-cell-properties>
    </style:style>
    <style:style style:name="Tabla7.I1" style:family="table-cell">
      <style:table-cell-properties fo:background-color="#000000" fo:padding="0cm" fo:border-left="none" fo:border-right="0.002cm solid #000000" fo:border-top="0.002cm solid #000000" fo:border-bottom="none" style:writing-mode="lr-tb">
        <style:background-image/>
      </style:table-cell-properties>
    </style:style>
    <style:style style:name="Tabla7.A2" style:family="table-cell">
      <style:table-cell-properties fo:background-color="#000000" fo:padding="0cm" fo:border-left="0.002cm solid #000000" fo:border-right="none" fo:border-top="none" fo:border-bottom="none" style:writing-mode="lr-tb">
        <style:background-image/>
      </style:table-cell-properties>
    </style:style>
    <style:style style:name="Tabla7.B2" style:family="table-cell">
      <style:table-cell-properties fo:background-color="#ffffff" fo:padding="0cm" fo:border="none" style:writing-mode="lr-tb">
        <style:background-image/>
      </style:table-cell-properties>
    </style:style>
    <style:style style:name="Tabla7.I2" style:family="table-cell">
      <style:table-cell-properties fo:background-color="#ffffff" fo:padding="0cm" fo:border-left="none" fo:border-right="0.002cm solid #000000" fo:border-top="none" fo:border-bottom="none" style:writing-mode="lr-tb">
        <style:background-image/>
      </style:table-cell-properties>
    </style:style>
    <style:style style:name="Tabla7.A4" style:family="table-cell">
      <style:table-cell-properties fo:background-color="#000000" fo:padding="0cm" fo:border-left="0.002cm solid #000000" fo:border-right="none" fo:border-top="none" fo:border-bottom="0.002cm solid #000000" style:writing-mode="lr-tb">
        <style:background-image/>
      </style:table-cell-properties>
    </style:style>
    <style:style style:name="Tabla7.B4" style:family="table-cell">
      <style:table-cell-properties fo:background-color="#ffffff" fo:padding="0cm" fo:border-left="none" fo:border-right="none" fo:border-top="none" fo:border-bottom="0.002cm solid #000000" style:writing-mode="lr-tb">
        <style:background-image/>
      </style:table-cell-properties>
    </style:style>
    <style:style style:name="Tabla7.I4" style:family="table-cell">
      <style:table-cell-properties fo:background-color="#ffffff" fo:padding="0cm" fo:border-left="none" fo:border-right="0.002cm solid #000000" fo:border-top="none" fo:border-bottom="0.002cm solid #000000" style:writing-mode="lr-tb">
        <style:background-image/>
      </style:table-cell-properties>
    </style:style>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color="#ffffff" style:font-name="Thorndale" fo:font-style="italic" fo:font-weight="bold" style:font-style-asian="italic" style:font-weight-asian="bold" style:font-style-complex="italic" style:font-weight-complex="bold"/>
    </style:style>
    <style:style style:name="P17" style:family="paragraph" style:parent-style-name="Table_20_Contents">
      <style:paragraph-properties fo:text-align="justify" style:justify-single-word="false"/>
      <style:text-properties fo:color="#ffffff" style:font-name="Thorndale" fo:font-style="italic" fo:font-weight="bold" style:font-style-asian="italic" style:font-weight-asian="bold" style:font-style-complex="italic" style:font-weight-complex="bold"/>
    </style:style>
    <style:style style:name="P18" style:family="paragraph" style:parent-style-name="Table_20_Contents">
      <style:text-properties fo:color="#000000" style:font-name="Thorndale"/>
    </style:style>
    <style:style style:name="P19" style:family="paragraph" style:parent-style-name="Table_20_Contents">
      <style:paragraph-properties fo:text-align="justify" style:justify-single-word="false"/>
      <style:text-properties fo:color="#000000" style:font-name="Thorndale"/>
    </style:style>
    <style:style style:name="P20" style:family="paragraph" style:parent-style-name="Standard" style:master-page-name="MP0">
      <style:paragraph-properties style:page-number="auto" fo:break-before="page"/>
      <style:text-properties fo:font-size="22pt" fo:font-weight="bold" style:font-size-asian="22pt" style:font-weight-asian="bold" style:font-size-complex="22pt" style:font-weight-complex="bold"/>
    </style:style>
    <style:style style:name="P21" style:family="paragraph" style:parent-style-name="Standard">
      <style:paragraph-properties fo:text-align="justify" style:justify-single-word="false"/>
    </style:style>
    <style:style style:name="P22" style:family="paragraph" style:parent-style-name="Standard" style:list-style-name="WWNum1">
      <style:paragraph-properties fo:text-align="justify" style:justify-single-word="false"/>
    </style:style>
    <style:style style:name="P23" style:family="paragraph" style:parent-style-name="Standard" style:list-style-name="WWNum2">
      <style:paragraph-properties fo:text-align="justify" style:justify-single-word="false"/>
    </style:style>
    <style:style style:name="P24" style:family="paragraph" style:parent-style-name="Standard" style:list-style-name="WWNum7">
      <style:paragraph-properties fo:text-align="justify" style:justify-single-word="false"/>
    </style:style>
    <style:style style:name="P25" style:family="paragraph" style:parent-style-name="Standard" style:list-style-name="WWNum9">
      <style:paragraph-properties fo:text-align="justify" style:justify-single-word="false"/>
    </style:style>
    <style:style style:name="P26" style:family="paragraph" style:parent-style-name="Standard" style:list-style-name="WWNum11">
      <style:paragraph-properties fo:text-align="justify" style:justify-single-word="false"/>
    </style:style>
    <style:style style:name="P27" style:family="paragraph" style:parent-style-name="Standard" style:list-style-name="WWNum12">
      <style:paragraph-properties fo:text-align="justify" style:justify-single-word="false"/>
    </style:style>
    <style:style style:name="P28" style:family="paragraph" style:parent-style-name="Standard" style:list-style-name="WWNum13">
      <style:paragraph-properties fo:text-align="justify" style:justify-single-word="false"/>
    </style:style>
    <style:style style:name="P29" style:family="paragraph" style:parent-style-name="Standard" style:list-style-name="WWNum14">
      <style:paragraph-properties fo:text-align="justify" style:justify-single-word="false"/>
    </style:style>
    <style:style style:name="T1" style:family="text">
      <style:text-properties fo:font-size="16pt" fo:language="es" fo:country="ES" fo:font-style="italic" fo:font-weight="bold" style:font-size-asian="16pt" style:font-style-asian="italic" style:font-weight-asian="bold" style:font-size-complex="16pt" style:language-complex="ar" style:country-complex="SA" style:font-style-complex="italic"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Presentación</text:p>
      <text:p text:style-name="P1"/>
      <text:p text:style-name="P4">1.1- Título</text:p>
      <text:p text:style-name="P5"/>
      <text:p text:style-name="P6">Fantasy Emblem</text:p>
      <text:p text:style-name="P6"/>
      <text:p text:style-name="P7"><text:span text:style-name="Fuente_20_de_20_párrafo_20_predeter."><text:span text:style-name="T1"/></text:span></text:p>
      <text:p text:style-name="P8"/>
      <text:p text:style-name="P3">1.2- Autores</text:p>
      <text:p text:style-name="P3"/>
      <text:list xml:id="list3586876309436401384" text:style-name="WWNum1">
        <text:list-item>
          <text:list>
            <text:list-item>
              <text:p text:style-name="P22">Ricardo Valls Luna – Lead programmer</text:p>
            </text:list-item>
            <text:list-item>
              <text:p text:style-name="P22">Beatriz Sabater Serna – Level editor</text:p>
            </text:list-item>
            <text:list-item>
              <text:p text:style-name="P22">Constanza Casquet González – Game artist<text:tab/></text:p>
            </text:list-item>
            <text:list-item>
              <text:p text:style-name="P22">Andrea Durá Reina - <text:s/>Game artist</text:p>
            </text:list-item>
            <text:list-item>
              <text:p text:style-name="P22">Alberto Salieto Gómez – Game programmer</text:p>
            </text:list-item>
            <text:list-item>
              <text:p text:style-name="P22">Carlos Oliver Rull - Game director</text:p>
            </text:list-item>
          </text:list>
        </text:list-item>
      </text:list>
      <text:p text:style-name="P8"/>
      <text:p text:style-name="P3">1.3 Versión del documento</text:p>
      <text:p text:style-name="P8"/>
      <text:p text:style-name="P5">La versión del documento se corresponde a la 1.0 y fecha de su última modificación 18/02/2015.</text:p>
      <text:p text:style-name="P5"/>
      <text:p text:style-name="P5"/>
      <text:p text:style-name="P4">1.4- Tabla de contenido</text:p>
      <text:p text:style-name="P3"><text:tab/><text:tab/></text:p>
      <text:p text:style-name="P3"><text:tab/>1-Presentación</text:p>
      <text:p text:style-name="P3"><text:tab/><text:tab/>1.1- Título</text:p>
      <text:p text:style-name="P3"><text:tab/><text:tab/>1.2- Autores</text:p>
      <text:p text:style-name="P3"><text:tab/><text:tab/>1.3- Versión del documento</text:p>
      <text:p text:style-name="P3"><text:tab/><text:tab/>1.4- Tabla de contenido</text:p>
      <text:p text:style-name="P3"><text:tab/>2- Información sobre el juego</text:p>
      <text:p text:style-name="P3"><text:tab/><text:tab/>2.1- Resumen</text:p>
      <text:p text:style-name="P3"><text:tab/><text:tab/>2.2- Características</text:p>
      <text:p text:style-name="P3"><text:tab/><text:tab/>2.3- Género</text:p>
      <text:p text:style-name="P3"><text:tab/><text:tab/>2.4- Audiencia</text:p>
      <text:p text:style-name="P3"><text:tab/><text:tab/>2.5- Flujo del juego</text:p>
      <text:p text:style-name="P3"><text:tab/><text:tab/>2.6- Apariencia visual</text:p>
      <text:p text:style-name="P3"><text:tab/><text:tab/>2.7- Ámbitos del jueg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2.7.1- Lugares donde se desarrolla</text:span></text:span></text:p>
      <text:p text:style-name="P8"><text:tab/><text:tab/><text:tab/>2.7.2- Niveles</text:p>
      <text:p text:style-name="P8"><text:tab/><text:tab/><text:tab/>2.7.3- Número de NPC's</text:p>
      <text:p text:style-name="P8"><text:tab/><text:tab/><text:tab/>2.7.4- Número de objetos</text:p>
      <text:p text:style-name="P8"><text:tab/><text:tab/><text:tab/>2.7.5- Clases de unidades</text:p>
      <text:p text:style-name="P8"><text:tab/><text:tab/><text:tab/>2.7.6- Atributos básicos</text:p>
      <text:p text:style-name="P8"><text:tab/><text:tab/><text:tab/>2.7.7- Experiencia</text:p>
      <text:p text:style-name="Standard"><text:span text:style-name="Fuente_20_de_20_párrafo_20_predeter."><text:span text:style-name="T3"><text:tab/></text:span></text:span><text:span text:style-name="Fuente_20_de_20_párrafo_20_predeter."><text:span text:style-name="T2">3- Jugabilidad y mecánicas</text:span></text:span></text:p>
      <text:p text:style-name="P3"><text:tab/><text:tab/>3.1- Jugabilidad</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1.1- Progreso del juego</text:span></text:span></text:p>
      <text:p text:style-name="P8"><text:soft-page-break/><text:tab/><text:tab/><text:tab/>3.1.2- Misiones y retos</text:p>
      <text:p text:style-name="P8"><text:tab/><text:tab/><text:tab/>3.1.3- Flujo del juego en manos del jugador</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2">3.2- Mecánicas</text:span></text:span></text:p>
      <text:p text:style-name="P8"><text:tab/><text:tab/><text:tab/>3.2.1- Movimiento</text:p>
      <text:p text:style-name="P9"><text:tab/><text:tab/><text:tab/>3.2.2- Objetos</text:p>
      <text:p text:style-name="P9"><text:tab/><text:tab/><text:tab/>3.2.3- Acciones</text:p>
      <text:p text:style-name="P9"><text:tab/><text:tab/><text:tab/>3.2.4- Economia</text:p>
      <text:p text:style-name="P9"><text:tab/><text:tab/><text:tab/>3.2.5- Clases y sus estadísticas</text:p>
      <text:p text:style-name="P9"><text:tab/><text:tab/><text:tab/>3.2.6- Combate</text:p>
      <text:p text:style-name="P9"><text:tab/><text:tab/><text:tab/>3.2.7- Armas</text:p>
      <text:p text:style-name="P4"><text:tab/><text:tab/>3.3- Diagrama de transición de pantallas</text:p>
      <text:p text:style-name="P4"><text:tab/><text:tab/>3.4- Descripción de pantallas y menús</text:p>
      <text:p text:style-name="P4"><text:tab/><text:tab/>3.5- Opciones del juego</text:p>
      <text:p text:style-name="P4"><text:tab/><text:tab/>3.6- Salvado y rejugado</text:p>
      <text:p text:style-name="P4"><text:tab/><text:tab/>3.7- Trucos y Easter Eggs</text:p>
      <text:p text:style-name="P9"><text:tab/><text:tab/><text:tab/></text:p>
      <text:p text:style-name="P1"/>
      <text:p text:style-name="P1">2- Información sobre el juego</text:p>
      <text:p text:style-name="P1"/>
      <text:p text:style-name="P3">2.1- Resumen</text:p>
      <text:p text:style-name="P8"/>
      <text:p text:style-name="P5">Fantasy Emblem es un RPG-táctico, cuyo objetivo es dirigir a tus tropas a tráves de las diferentes batallas para liberar el reino de la inminente invasión. Planifica, dirige y entrena a tus soldados para los eventos que componen esta épica historia.</text:p>
      <text:p text:style-name="P5"/>
      <text:p text:style-name="P4">2.2- Características</text:p>
      <text:p text:style-name="P5"/>
      <text:p text:style-name="P5">Las características principales son:</text:p>
      <text:p text:style-name="P5"/>
      <text:list xml:id="list5880054519685706514" text:style-name="WWNum2">
        <text:list-item>
          <text:list>
            <text:list-item>
              <text:p text:style-name="P23"><text:span text:style-name="Fuente_20_de_20_párrafo_20_predeter."><text:span text:style-name="T3">Juegos basados en turnos:</text:span></text:span> el sistema principal del juego es el combate por turnos. Primero, dará lugar el turno del jugador pudiendo mover todas las unidades controlables, o puede pasar el turno sin gastar alguna o todas las acciones de sus unidades. Luego empezará el turno de la IA, en base a como se esté desarrollando la partida, la IA utilizará sus acciones o no de la misma forma que el jugador puede hacer. Esto se repetirá hasta que el jugador logre completar el capítulo o que la IA derrote al jugador.</text:p>
            </text:list-item>
            <text:list-item>
              <text:p text:style-name="P23"><text:span text:style-name="Fuente_20_de_20_párrafo_20_predeter."><text:span text:style-name="T3">Cuadrícula:</text:span></text:span> el mapa jugable en cada capítulo se compone de una cuadrícula de tamaño NxM. Cada posición solo puede ser ocupada por una sola unidad. Habrá zonas del terreno a las cuales las unidades no podrán acceder, ya sea porque sean montañas, mar o paredes.</text:p>
            </text:list-item>
            <text:list-item>
              <text:p text:style-name="P23"><text:span text:style-name="Fuente_20_de_20_párrafo_20_predeter."><text:span text:style-name="T3">Sistema de combate:</text:span></text:span> los combates se desarrollan cuando dos unidades están adyacentes en el mapa y si la unidad puede atacar a distancia, se puede atacar en diagonal o con una posición de distancia en linea recta.</text:p>
            </text:list-item>
            <text:list-item>
              <text:p text:style-name="P23"><text:span text:style-name="Fuente_20_de_20_párrafo_20_predeter."><text:span text:style-name="T3">Mortalidad de las unidades:</text:span></text:span> si una unidad muere durante el desarrollo de un capítulo, morirá permanentemente durante el resto del juego.</text:p>
            </text:list-item>
            <text:list-item>
              <text:p text:style-name="P23"><text:span text:style-name="Fuente_20_de_20_párrafo_20_predeter."><text:span text:style-name="T3">Guardado</text:span></text:span>: hay dos formas de guardar la partida, tras completar el capítulo o durante el transcurso de la batalla. Si se selecciona la segunda opción, cuando se reanude el juego, se regresará a la pantalla que se estaba jugando con el progreso que se ha realizado hasta el momento.</text:p>
            </text:list-item>
          </text:list>
        </text:list-item>
      </text:list>
      <text:p text:style-name="P5"/>
      <text:p text:style-name="P5"/>
      <text:p text:style-name="P4"><text:soft-page-break/>2.3- Género</text:p>
      <text:p text:style-name="P5"/>
      <text:p text:style-name="P5">Fantasy Emblem es un RPG-táctico. Es un subgénero de RPG, cuya principal característica son los turnos estáticos a la hora del combate, a diferencia de los RPG, que suelen ser en tiempo real.</text:p>
      <text:p text:style-name="P5"/>
      <text:p text:style-name="P4">2.4- Audiencia</text:p>
      <text:p text:style-name="P5"/>
      <text:p text:style-name="P5">El juego está dirigido para todos los jugadores que buscan un juego con una magnífica historia y para todos los amantes de los RPG's. La edad recomendada es a partir de 12 años, ya que contiene situaciones violentas y vocabulario malsonante.</text:p>
      <text:p text:style-name="P5"/>
      <text:p text:style-name="P4">2.5- Flujo del juego</text:p>
      <text:p text:style-name="P5"/>
      <text:p text:style-name="P5">Al iniciar el juego aparecerá una menú de inicio en la que se podrá elegir entre "Nueva partida" o "Continuar". Si se elige nueva partida, esto llevará a una cinemática en la que se presenta el conflicto inicial. Una vez terminada esta cinemática dará comienzo el primer mapa jugable, en el cual tiene lugar el turorial. Después, tras terminar saltará una cinemática que da lugar al final del capítulo. Luego hay un menú en el que se puede elegir si se quiere jugar el mismo capítulo o jugar el siguiente que se ha desbloqueado tras completar el jugado recientemente. Durante este menú se podrá guardar el juego. El resto se compone de un bucle que se repite durante todos los capítulos, se elige el capítulo, salta una cinemática introductoria,menú de preparación para la batalla, la batalla jugable y cinemática final.</text:p>
      <text:p text:style-name="P5"/>
      <text:p text:style-name="P4">2.6- <text:s/>Apariencia visual</text:p>
      <text:p text:style-name="P5"/>
      <text:p text:style-name="P5">El aspecto visual del juego se compone en dos tipos sprites. Para las batallas los personajes y sus animaciones de batalla, los sprites están más definidos. Mientras que para el mapa y la representacion de las unidades <text:s/>en él, son sprites más pixelados. En el mapa la vista es desde una cámara aérea y para las batallas la imagen es frontal.</text:p>
      <text:p text:style-name="P5"/>
      <text:p text:style-name="P5"/>
      <text:p text:style-name="P5"/>
      <text:p text:style-name="P5"/>
      <text:p text:style-name="P5"/>
      <text:p text:style-name="P5"/>
      <text:p text:style-name="P4">2.7- Ámbitos del juego</text:p>
      <text:p text:style-name="P5"/>
      <text:p text:style-name="P9">2.7.1- Lugares donde se desarrolla</text:p>
      <text:p text:style-name="P9"/>
      <text:p text:style-name="P5">Las localizaciones se desarrollan en diferentes escenarios, estos van desde interiores de castillos, ciudades, campo abierto, pasos montañosos o desiertos.</text:p>
      <text:p text:style-name="P5"/>
      <text:p text:style-name="P9">2.7.2- Niveles</text:p>
      <text:p text:style-name="P5"/>
      <text:p text:style-name="P5">En un principio se desarrollará un nivel jugable con un segundo opcional. Cada nivel será diferente y único, dando lugar a situaciones diferente en cada uno de ellos.</text:p>
      <text:p text:style-name="P5"/>
      <text:p text:style-name="P5"/>
      <text:p text:style-name="P9">2.7.3- Número de NPC's</text:p>
      <text:p text:style-name="P9"/>
      <text:p text:style-name="P5">Hay varios tipos de NPC's, los controlados por la IA en los escenarios, con los que tendremos que luchar. El otro tipo son personajes estáticos que solo aportan <text:s/>diálogos y avanzan la historia. La <text:soft-page-break/>cifra aproximadamente es de 10 NPC's para los primeros niveles, según se vayan añadiendo más capítulos de historia irá aumentando el número.</text:p>
      <text:p text:style-name="P5"/>
      <text:p text:style-name="P5"/>
      <text:p text:style-name="P9">2.7.4- Número de objetos</text:p>
      <text:p text:style-name="P5"/>
      <text:p text:style-name="P5">Los objetos del juego se dividen en dos tipos: armas e items consumibles. Hay 3 tipos de armas diferentes, estas son espadas, arcos y bastones. Podrán ser ampliados hasta 6 (lanzas, hachas y libros mágicos). Los consumibles pueden ser de distintos uso, desde pociones que recuperan puntos de salud a la unidad, hasta objetos que elevan los atributos de los personajes.</text:p>
      <text:p text:style-name="P5"/>
      <text:p text:style-name="P9">2.7.5- Clases de unidades</text:p>
      <text:p text:style-name="P5"/>
      <text:p text:style-name="P5">Cada unidad tiene una clase específica, cuya diferencia básica entre ellas son el tipo de armas que utiliza y el crecimiento al subir de nivel. En un principio el juego consta de 3 clases diferentes: espadachín, clérigo y arquero (ampliable a 6 en un futuro).</text:p>
      <text:p text:style-name="P5"/>
      <text:p text:style-name="P5"/>
      <text:p text:style-name="P9">2.7.6- Atributos básicos</text:p>
      <text:p text:style-name="P5"/>
      <text:p text:style-name="P5">Cada unidad tiene 7 atributos diferentes que afectan a distintos aspectos de <text:s/>las batallas. Los atributos se aumentan subiendo de nivel o utilizando objetos espcíficos. Cada clase tiene unos atributos principales, lo que hará que cada unidad sea diferente a las demás. Los atributos son: HP, fuerza, magia, habilidad, velocidad, defensa, defensa mágica.</text:p>
      <text:p text:style-name="P5"/>
      <text:p text:style-name="P5"/>
      <text:p text:style-name="P9">2.7.7- Experiencia</text:p>
      <text:p text:style-name="P5"/>
      <text:p text:style-name="P5">Los puntos experiencia es lo fundamental para poder subir de nivel. Para ganar puntos es necesario realizar acciones de combate o de apoyo. Si una unidad aliada acaba con un enemigo ganará más puntos de experiencia que si solo se ataca o se cura a un aliado. Los enemigos no pueden ganar <text:s/>experiencia en los capítulos. Para subir de nivel la unidad debe sumar 100 puntos de experiencia, al subir de nivel el contador vuelve a 0 teniendo que volver a subirlo hasta 100.</text:p>
      <text:p text:style-name="P5"/>
      <text:p text:style-name="P5"/>
      <text:p text:style-name="P2">3- Jugabilidad y mecánica</text:p>
      <text:p text:style-name="P2"/>
      <text:p text:style-name="P4">3.1- Jugabilidad</text:p>
      <text:p text:style-name="P9"/>
      <text:p text:style-name="P9">3.1.1- Progreso del juego</text:p>
      <text:p text:style-name="P9"/>
      <text:p text:style-name="P5">Para ir avanzando a través del juego se tiene que ir completando los capítulos de la historia, lo que conlleva completar la batalla correspondiente cumpliendo los objetivos marcados.</text:p>
      <text:p text:style-name="P5"/>
      <text:p text:style-name="P5"/>
      <text:p text:style-name="P9">3.1.2- Misiones y retos</text:p>
      <text:p text:style-name="P9"/>
      <text:p text:style-name="P5">Los objetivos principales de los escenarios son: eliminar a todos los objetivos, tomar el punto de control, aguantar hasta que pase un número turnos del jugador. Cada capítulo tiene uno o varios de estos objetivos, si tiene más de uno, con que se complete uno de ellos se dará por pasado el capítulo.</text:p>
      <text:p text:style-name="P5"/>
      <text:p text:style-name="P5"/>
      <text:p text:style-name="P9"><text:soft-page-break/>3.1.3- Flujo del juego en manos del jugador</text:p>
      <text:p text:style-name="P5"/>
      <text:p text:style-name="P5">Al comenzar la batalla, el jugador tiene siempre el primer turno. Se selecciona la unidad con la que se quiere interactuar y se selecciona la acción que se quiere realizar. Una vez hecho esto con la unidades que se quiera se pasa el turno para que la IA realice su turno. Así sucesivamente hasta que se complete el escenario.</text:p>
      <text:p text:style-name="P5"><text:s/></text:p>
      <text:p text:style-name="P5"/>
      <text:p text:style-name="P4">3.2- Mecánicas</text:p>
      <text:p text:style-name="P4"/>
      <text:p text:style-name="P9">3.2.1- Movimiento</text:p>
      <text:p text:style-name="P9"/>
      <text:p text:style-name="P5">El movimiento de la unidades que ser realiza por la cuadricula tiene un alcance finito, no se puede mover más allá de la capacidad de movimiento de la unidad. Dependiendo de clase de la unidad, tiene más o menos movimiento.</text:p>
      <text:p text:style-name="P5"><text:tab/><text:tab/></text:p>
      <table:table table:name="Tabla1" table:style-name="Tabla1">
        <table:table-column table:style-name="Tabla1.A"/>
        <table:table-column table:style-name="Tabla1.B" table:number-columns-repeated="3"/>
        <table:table-column table:style-name="Tabla1.E"/>
        <table:table-column table:style-name="Tabla1.B"/>
        <table:table-column table:style-name="Tabla1.G"/>
        <table:table-row>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D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G1"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C2" office:value-type="string">
            <text:p text:style-name="P14"/>
          </table:table-cell>
          <table:table-cell table:style-name="Tabla1.D2" office:value-type="string">
            <text:p text:style-name="P14"/>
          </table:table-cell>
          <table:table-cell table:style-name="Tabla1.C2" office:value-type="string">
            <text:p text:style-name="P14"/>
          </table:table-cell>
          <table:table-cell table:style-name="Tabla1.A2" office:value-type="string">
            <text:p text:style-name="P14"/>
          </table:table-cell>
          <table:table-cell table:style-name="Tabla1.G2" office:value-type="string">
            <text:p text:style-name="P14"/>
          </table:table-cell>
        </table:table-row>
        <table:table-row>
          <table:table-cell table:style-name="Tabla1.A2" office:value-type="string">
            <text:p text:style-name="P14"/>
          </table:table-cell>
          <table:table-cell table:style-name="Tabla1.C2" office:value-type="string">
            <text:p text:style-name="P14"/>
          </table:table-cell>
          <table:table-cell table:style-name="Tabla1.D2" office:value-type="string">
            <text:p text:style-name="P14"/>
          </table:table-cell>
          <table:table-cell table:style-name="Tabla1.D2" office:value-type="string">
            <text:p text:style-name="P14"/>
          </table:table-cell>
          <table:table-cell table:style-name="Tabla1.D2" office:value-type="string">
            <text:p text:style-name="P14"/>
          </table:table-cell>
          <table:table-cell table:style-name="Tabla1.C2" office:value-type="string">
            <text:p text:style-name="P14"/>
          </table:table-cell>
          <table:table-cell table:style-name="Tabla1.G2" office:value-type="string">
            <text:p text:style-name="P14"/>
          </table:table-cell>
        </table:table-row>
        <table:table-row>
          <table:table-cell table:style-name="Tabla1.C2" office:value-type="string">
            <text:p text:style-name="P14"/>
          </table:table-cell>
          <table:table-cell table:style-name="Tabla1.D2" office:value-type="string">
            <text:p text:style-name="P14"/>
          </table:table-cell>
          <table:table-cell table:style-name="Tabla1.D2" office:value-type="string">
            <text:p text:style-name="P14"/>
          </table:table-cell>
          <table:table-cell table:style-name="Tabla1.D2" office:value-type="string">
            <text:p text:style-name="P14">X</text:p>
          </table:table-cell>
          <table:table-cell table:style-name="Tabla1.D2" office:value-type="string">
            <text:p text:style-name="P14"/>
          </table:table-cell>
          <table:table-cell table:style-name="Tabla1.D2" office:value-type="string">
            <text:p text:style-name="P14"/>
          </table:table-cell>
          <table:table-cell table:style-name="Tabla1.G4" office:value-type="string">
            <text:p text:style-name="P14"/>
          </table:table-cell>
        </table:table-row>
        <table:table-row>
          <table:table-cell table:style-name="Tabla1.A2" office:value-type="string">
            <text:p text:style-name="P14"/>
          </table:table-cell>
          <table:table-cell table:style-name="Tabla1.C2" office:value-type="string">
            <text:p text:style-name="P14"/>
          </table:table-cell>
          <table:table-cell table:style-name="Tabla1.D2" office:value-type="string">
            <text:p text:style-name="P14"/>
          </table:table-cell>
          <table:table-cell table:style-name="Tabla1.D2" office:value-type="string">
            <text:p text:style-name="P14"/>
          </table:table-cell>
          <table:table-cell table:style-name="Tabla1.D2" office:value-type="string">
            <text:p text:style-name="P14"/>
          </table:table-cell>
          <table:table-cell table:style-name="Tabla1.C2" office:value-type="string">
            <text:p text:style-name="P14"/>
          </table:table-cell>
          <table:table-cell table:style-name="Tabla1.G2"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C2" office:value-type="string">
            <text:p text:style-name="P14"/>
          </table:table-cell>
          <table:table-cell table:style-name="Tabla1.D2" office:value-type="string">
            <text:p text:style-name="P14"/>
          </table:table-cell>
          <table:table-cell table:style-name="Tabla1.C2" office:value-type="string">
            <text:p text:style-name="P14"/>
          </table:table-cell>
          <table:table-cell table:style-name="Tabla1.A2" office:value-type="string">
            <text:p text:style-name="P14"/>
          </table:table-cell>
          <table:table-cell table:style-name="Tabla1.G2" office:value-type="string">
            <text:p text:style-name="P14"/>
          </table:table-cell>
        </table:table-row>
        <table:table-row>
          <table:table-cell table:style-name="Tabla1.A2" office:value-type="string">
            <text:p text:style-name="P15"/>
          </table:table-cell>
          <table:table-cell table:style-name="Tabla1.A2" office:value-type="string">
            <text:p text:style-name="P14"/>
          </table:table-cell>
          <table:table-cell table:style-name="Tabla1.A2" office:value-type="string">
            <text:p text:style-name="P14"/>
          </table:table-cell>
          <table:table-cell table:style-name="Tabla1.C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G2" office:value-type="string">
            <text:p text:style-name="P14"/>
          </table:table-cell>
        </table:table-row>
      </table:table>
      <text:p text:style-name="P5"/>
      <text:p text:style-name="P5">El área azul representa el movimiento que puede realizar la unidad. Además hay que tener en cuenta el terreno, ya que puede haber obstáculos, como zonas de montaña o de agua. En cada casilla solo puede haber una unidad.</text:p>
      <text:p text:style-name="P9"/>
      <text:p text:style-name="P9"/>
      <text:p text:style-name="P9">3.2.2- Objetos</text:p>
      <text:p text:style-name="P9"/>
      <text:p text:style-name="P5">Los objetos consumibles se consiguen comprándolos en las tiendas, visitar pueblos, abriendo cofres que puede haber en los escenarios o eliminando a algunos enemigos. Los objetos que sueltan los enemigos al morir se añaden <text:s/>automáticamente en el inventario de la unidad que a eliminado al objetivo. Para abrir los cofres se deben usar unas llaves que se obtienen al matar a ciertos enemigos. Se tiene que tener hueco libre en el inventario, sino se tiene que descartar un objeto que se tenga en inventario.</text:p>
      <text:p text:style-name="P5"/>
      <text:p text:style-name="P5"/>
      <text:p text:style-name="P9">3.2.3- Acciones</text:p>
      <text:p text:style-name="P5"/>
      <text:p text:style-name="P5">Durante los combates se puede realizar diversas acciones:</text:p>
      <text:list xml:id="list2169949508007426457" text:style-name="WWNum7">
        <text:list-item text:start-value="1">
          <text:p text:style-name="P24">Atacar: ataca a una unidad dentro del rango de ataque. Si no hay ninguna unidad dentro del rango de ataque no saldrá esta opción</text:p>
        </text:list-item>
        <text:list-item>
          <text:p text:style-name="P24">Objetos: mira tus objetos. Puedes usarlos o tirarlos.</text:p>
        </text:list-item>
        <text:list-item>
          <text:p text:style-name="P24">Visitar: entras en las casas o pueblos. Esto normalmente aporta objetos o información extra.</text:p>
        </text:list-item>
        <text:list-item>
          <text:p text:style-name="P24">Curar: las unidades que llevan bastones pueden curar a <text:s/>unidades que están dentro de su rango de bastón. No saldrá esta opción si no hay ninguna unidad dentro del rango de curación.</text:p>
        </text:list-item>
        <text:list-item>
          <text:p text:style-name="P24">Puerta: abre con una "llave Puerta" una puerta. Se debe tener una en el inventario.</text:p>
        </text:list-item>
        <text:list-item>
          <text:p text:style-name="P24">Cobre: abre con una "llave Cofre" un cofre. Se debe tener una en el inventario.</text:p>
        </text:list-item>
        <text:list-item>
          <text:p text:style-name="P24">Esperar: la unidad acaba su turno. Aparece en gris, y cuando todas la unidades de un mismo bando están en espera, acaba el turno y <text:s/>le toca al otro bando.</text:p>
        </text:list-item>
        <text:list-item>
          <text:p text:style-name="P24"><text:soft-page-break/>Tomar: tomas cualquier puerta, castillo, trono. Sirve para acabar algunos capítulos.</text:p>
        </text:list-item>
      </text:list>
      <text:p text:style-name="P5"/>
      <text:p text:style-name="P5">Cuando se selecciona un espacio vacío en el terreno se puede realizar varias acciones:</text:p>
      <text:list xml:id="list8847171935641733739" text:style-name="WWNum9">
        <text:list-item text:start-value="1">
          <text:p text:style-name="P25">Unidad: puedes ordenar tus unidades por distintos aspectos. Puedes ver los personajes, sus estadísticas, objetos, datos sobre el movimiento y ayuda todo en columna. Si presionas sobre el personaje, el cursos se mueve hacia dicho personaje.</text:p>
        </text:list-item>
        <text:list-item>
          <text:p text:style-name="P25">Estado: puedes ver el capítulo en el que estás, el objetivo del capítulo, el número de unidades que hay en ambos bandos, los turnos en este capítulo, las monedas que tienes.</text:p>
        </text:list-item>
        <text:list-item>
          <text:p text:style-name="P25">Opciones: puedes configurar algunos aspectos del juego.</text:p>
        </text:list-item>
        <text:list-item>
          <text:p text:style-name="P25">Interrumpir: interrumpes el capítulo y luego lo continuas en "Reanudar capítulo".</text:p>
        </text:list-item>
        <text:list-item>
          <text:p text:style-name="P25">Fin: pones fin a tu turno aunque no hayas usado a todas tus unidades.</text:p>
        </text:list-item>
      </text:list>
      <text:p text:style-name="P5"/>
      <text:p text:style-name="P5">Al terminar cada capítulo y antes de empezar el siguiente se puede hacer:</text:p>
      <text:list xml:id="list5086062095764760410" text:style-name="WWNum11">
        <text:list-item text:start-value="1">
          <text:p text:style-name="P26">Unidades: eliges que unidades irán <text:s/>a la batalla. Hay un límite de unidades por pantalla.</text:p>
        </text:list-item>
        <text:list-item>
          <text:p text:style-name="P26">Objetos: puedes hacer cambios entre todos los personajes, vender objetos o ver una lista con los objetos que se tienen los personajes.</text:p>
        </text:list-item>
        <text:list-item>
          <text:p text:style-name="P26">Guardar: guardas la partida.</text:p>
        </text:list-item>
      </text:list>
      <text:p text:style-name="P5"/>
      <text:p text:style-name="P5"/>
      <text:p text:style-name="P9">3.2.4- Economia</text:p>
      <text:p text:style-name="P5"/>
      <text:p text:style-name="P5">Hay dos aspectos fundamentales: el oro y la experiencia. El oro se consigue al matar enemigos o vendiendo objetos especiales, como lingotes de plata u oro, vender objetos consumibles aportan menos oro. Al comenzar el juego se obtiene 2000 piezas de oro, este solo puede ser gastado en las tiendas. Los puntos de experiencia se obtiene al atacar, curar, usar objeto o matar enemigos. Dependiendo de la acción que se realice se obtiene una u otra cantidad. Curar o usar objetos siempre dan 10 puntos, mientras que atacar o matar al enemigo van en fución del nivel que tenga la unidad aliada y <text:s/>la enemiga. Si se tiene el mismo nivel se obtiene 10 y 40 puntos respectivamente, pero por cada nivel de más que se tiene se reduce en 2 la cantidad obtenida al atacar y en 5 al eliminar a un enemigo. El límite está en 2 y 20 puntos. De esta misma forma funciona a la inversa, por cada nivel de menos que se tiene, se obtiene 2 y 5 <text:s/>puntos de más, con un límite de 20 y 60. Como caso aparte está el jefe del mapa, que al atacarlo se obtiene la misma cantidad que un enemigo <text:s/>normal, pero que al matarlo la experiencia base aumenta hasta 80 teniendo los limites en 60 y 100.</text:p>
      <text:p text:style-name="P5"/>
      <text:p text:style-name="P5"/>
      <text:p text:style-name="P9">3.2.5- Clases y sus estadísticas</text:p>
      <text:p text:style-name="P5"/>
      <text:p text:style-name="P5">Cada una de las clases tiene unas estadísticas bases diferentes y al subir de nivel tiene más probabilidades de subir las estadíticas principales que las demás. El nivel máximo de unidad es el 20.</text:p>
      <text:p text:style-name="P5"/>
      <text:p text:style-name="P5"/>
      <text:p text:style-name="P11">Espadachín</text:p>
      <text:p text:style-name="P5"/>
      <text:p text:style-name="P5">Alta evasión y porcentaje de asestar golpes. Pero si lográn darle recibirá mucho daño y contra enemigos con altas defensas apenas aportarán daño. Pero tiene altas probabilidades de asestar golpes crític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17">Estadísticas</text:p>
          </table:table-cell>
          <table:table-cell table:style-name="Tabla2.B1" office:value-type="string">
            <text:p text:style-name="P17">HP</text:p>
          </table:table-cell>
          <table:table-cell table:style-name="Tabla2.B1" office:value-type="string">
            <text:p text:style-name="P17">Fuerza</text:p>
          </table:table-cell>
          <table:table-cell table:style-name="Tabla2.B1" office:value-type="string">
            <text:p text:style-name="P17">Magia</text:p>
          </table:table-cell>
          <table:table-cell table:style-name="Tabla2.B1" office:value-type="string">
            <text:p text:style-name="P17">Habilidad</text:p>
          </table:table-cell>
          <table:table-cell table:style-name="Tabla2.B1" office:value-type="string">
            <text:p text:style-name="P17">Velocidad</text:p>
          </table:table-cell>
          <table:table-cell table:style-name="Tabla2.B1" office:value-type="string">
            <text:p text:style-name="P17">Defensa</text:p>
          </table:table-cell>
          <table:table-cell table:style-name="Tabla2.B1" office:value-type="string">
            <text:p text:style-name="P17">Resistencia</text:p>
          </table:table-cell>
          <table:table-cell table:style-name="Tabla2.I1" office:value-type="string">
            <text:p text:style-name="P17">Movimiento</text:p>
          </table:table-cell>
        </table:table-row>
        <table:table-row>
          <table:table-cell table:style-name="Tabla2.A2" office:value-type="string">
            <text:p text:style-name="P17">Base</text:p>
          </table:table-cell>
          <table:table-cell table:style-name="Tabla2.B2" office:value-type="string">
            <text:p text:style-name="P19">21</text:p>
          </table:table-cell>
          <table:table-cell table:style-name="Tabla2.B2" office:value-type="string">
            <text:p text:style-name="P19">6</text:p>
          </table:table-cell>
          <table:table-cell table:style-name="Tabla2.B2" office:value-type="string">
            <text:p text:style-name="P19">0</text:p>
          </table:table-cell>
          <table:table-cell table:style-name="Tabla2.B2" office:value-type="string">
            <text:p text:style-name="P19">11</text:p>
          </table:table-cell>
          <table:table-cell table:style-name="Tabla2.B2" office:value-type="string">
            <text:p text:style-name="P19">12</text:p>
          </table:table-cell>
          <table:table-cell table:style-name="Tabla2.B2" office:value-type="string">
            <text:p text:style-name="P19">4</text:p>
          </table:table-cell>
          <table:table-cell table:style-name="Tabla2.B2" office:value-type="string">
            <text:p text:style-name="P19">3</text:p>
          </table:table-cell>
          <table:table-cell table:style-name="Tabla2.I2" office:value-type="string">
            <text:p text:style-name="P19">6</text:p>
          </table:table-cell>
        </table:table-row>
        <table:table-row>
          <table:table-cell table:style-name="Tabla2.A2" office:value-type="string">
            <text:p text:style-name="P17">Crecimiento</text:p>
          </table:table-cell>
          <table:table-cell table:style-name="Tabla2.B2" office:value-type="string">
            <text:p text:style-name="P19">55</text:p>
          </table:table-cell>
          <table:table-cell table:style-name="Tabla2.B2" office:value-type="string">
            <text:p text:style-name="P19">50</text:p>
          </table:table-cell>
          <table:table-cell table:style-name="Tabla2.B2" office:value-type="string">
            <text:p text:style-name="P19">0</text:p>
          </table:table-cell>
          <table:table-cell table:style-name="Tabla2.B2" office:value-type="string">
            <text:p text:style-name="P19">60</text:p>
          </table:table-cell>
          <table:table-cell table:style-name="Tabla2.B2" office:value-type="string">
            <text:p text:style-name="P19">70</text:p>
          </table:table-cell>
          <table:table-cell table:style-name="Tabla2.B2" office:value-type="string">
            <text:p text:style-name="P19">40</text:p>
          </table:table-cell>
          <table:table-cell table:style-name="Tabla2.B2" office:value-type="string">
            <text:p text:style-name="P19">50</text:p>
          </table:table-cell>
          <table:table-cell table:style-name="Tabla2.I2" office:value-type="string">
            <text:p text:style-name="P19">0</text:p>
          </table:table-cell>
        </table:table-row>
        <table:table-row>
          <table:table-cell table:style-name="Tabla2.A4" office:value-type="string">
            <text:p text:style-name="P17">Máximo</text:p>
          </table:table-cell>
          <table:table-cell table:style-name="Tabla2.B4" office:value-type="string">
            <text:p text:style-name="P19">60</text:p>
          </table:table-cell>
          <table:table-cell table:style-name="Tabla2.B4" office:value-type="string">
            <text:p text:style-name="P19">24</text:p>
          </table:table-cell>
          <table:table-cell table:style-name="Tabla2.B4" office:value-type="string">
            <text:p text:style-name="P19">0</text:p>
          </table:table-cell>
          <table:table-cell table:style-name="Tabla2.B4" office:value-type="string">
            <text:p text:style-name="P19">29</text:p>
          </table:table-cell>
          <table:table-cell table:style-name="Tabla2.B4" office:value-type="string">
            <text:p text:style-name="P19">30</text:p>
          </table:table-cell>
          <table:table-cell table:style-name="Tabla2.B4" office:value-type="string">
            <text:p text:style-name="P19">22</text:p>
          </table:table-cell>
          <table:table-cell table:style-name="Tabla2.B4" office:value-type="string">
            <text:p text:style-name="P19">25</text:p>
          </table:table-cell>
          <table:table-cell table:style-name="Tabla2.I4" office:value-type="string">
            <text:p text:style-name="P19">6</text:p>
          </table:table-cell>
        </table:table-row>
      </table:table>
      <text:p text:style-name="P5"/>
      <text:p text:style-name="P5"><text:soft-page-break/></text:p>
      <text:p text:style-name="P11">Arquero</text:p>
      <text:p text:style-name="P5"/>
      <text:p text:style-name="P5">Buenos para atacar a distancia o desde al otro lado de una pared., veloces y casi siempre acertarán sus golpes, solo pueden atacar desde dos cuadros de distancia.</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table-cell table:style-name="Tabla3.A1" office:value-type="string">
            <text:p text:style-name="P16">Estadísticas</text:p>
          </table:table-cell>
          <table:table-cell table:style-name="Tabla3.B1" office:value-type="string">
            <text:p text:style-name="P16">HP</text:p>
          </table:table-cell>
          <table:table-cell table:style-name="Tabla3.B1" office:value-type="string">
            <text:p text:style-name="P16">Fuerza</text:p>
          </table:table-cell>
          <table:table-cell table:style-name="Tabla3.B1" office:value-type="string">
            <text:p text:style-name="P16">Magia</text:p>
          </table:table-cell>
          <table:table-cell table:style-name="Tabla3.B1" office:value-type="string">
            <text:p text:style-name="P16">Habilidad</text:p>
          </table:table-cell>
          <table:table-cell table:style-name="Tabla3.B1" office:value-type="string">
            <text:p text:style-name="P16">Velocidad</text:p>
          </table:table-cell>
          <table:table-cell table:style-name="Tabla3.B1" office:value-type="string">
            <text:p text:style-name="P16">Defensa</text:p>
          </table:table-cell>
          <table:table-cell table:style-name="Tabla3.B1" office:value-type="string">
            <text:p text:style-name="P16">Resistencia</text:p>
          </table:table-cell>
          <table:table-cell table:style-name="Tabla3.I1" office:value-type="string">
            <text:p text:style-name="P16">Movimiento</text:p>
          </table:table-cell>
        </table:table-row>
        <table:table-row>
          <table:table-cell table:style-name="Tabla3.A2" office:value-type="string">
            <text:p text:style-name="P16">Base</text:p>
          </table:table-cell>
          <table:table-cell table:style-name="Tabla3.B2" office:value-type="string">
            <text:p text:style-name="P18">21</text:p>
          </table:table-cell>
          <table:table-cell table:style-name="Tabla3.B2" office:value-type="string">
            <text:p text:style-name="P18">7</text:p>
          </table:table-cell>
          <table:table-cell table:style-name="Tabla3.B2" office:value-type="string">
            <text:p text:style-name="P18">0</text:p>
          </table:table-cell>
          <table:table-cell table:style-name="Tabla3.B2" office:value-type="string">
            <text:p text:style-name="P18">6</text:p>
          </table:table-cell>
          <table:table-cell table:style-name="Tabla3.B2" office:value-type="string">
            <text:p text:style-name="P18">7</text:p>
          </table:table-cell>
          <table:table-cell table:style-name="Tabla3.B2" office:value-type="string">
            <text:p text:style-name="P18">5</text:p>
          </table:table-cell>
          <table:table-cell table:style-name="Tabla3.B2" office:value-type="string">
            <text:p text:style-name="P18">3</text:p>
          </table:table-cell>
          <table:table-cell table:style-name="Tabla3.I2" office:value-type="string">
            <text:p text:style-name="P18">6</text:p>
          </table:table-cell>
        </table:table-row>
        <table:table-row>
          <table:table-cell table:style-name="Tabla3.A2" office:value-type="string">
            <text:p text:style-name="P16">Crecimiento</text:p>
          </table:table-cell>
          <table:table-cell table:style-name="Tabla3.B2" office:value-type="string">
            <text:p text:style-name="P18">50</text:p>
          </table:table-cell>
          <table:table-cell table:style-name="Tabla3.B2" office:value-type="string">
            <text:p text:style-name="P18">40</text:p>
          </table:table-cell>
          <table:table-cell table:style-name="Tabla3.B2" office:value-type="string">
            <text:p text:style-name="P18">0</text:p>
          </table:table-cell>
          <table:table-cell table:style-name="Tabla3.B2" office:value-type="string">
            <text:p text:style-name="P18">70</text:p>
          </table:table-cell>
          <table:table-cell table:style-name="Tabla3.B2" office:value-type="string">
            <text:p text:style-name="P18">65</text:p>
          </table:table-cell>
          <table:table-cell table:style-name="Tabla3.B2" office:value-type="string">
            <text:p text:style-name="P18">45</text:p>
          </table:table-cell>
          <table:table-cell table:style-name="Tabla3.B2" office:value-type="string">
            <text:p text:style-name="P18">20</text:p>
          </table:table-cell>
          <table:table-cell table:style-name="Tabla3.I2" office:value-type="string">
            <text:p text:style-name="P18">0</text:p>
          </table:table-cell>
        </table:table-row>
        <table:table-row>
          <table:table-cell table:style-name="Tabla3.A4" office:value-type="string">
            <text:p text:style-name="P16">Máximo</text:p>
          </table:table-cell>
          <table:table-cell table:style-name="Tabla3.B4" office:value-type="string">
            <text:p text:style-name="P18">60</text:p>
          </table:table-cell>
          <table:table-cell table:style-name="Tabla3.B4" office:value-type="string">
            <text:p text:style-name="P18">25</text:p>
          </table:table-cell>
          <table:table-cell table:style-name="Tabla3.B4" office:value-type="string">
            <text:p text:style-name="P18">0</text:p>
          </table:table-cell>
          <table:table-cell table:style-name="Tabla3.B4" office:value-type="string">
            <text:p text:style-name="P18">30</text:p>
          </table:table-cell>
          <table:table-cell table:style-name="Tabla3.B4" office:value-type="string">
            <text:p text:style-name="P18">28</text:p>
          </table:table-cell>
          <table:table-cell table:style-name="Tabla3.B4" office:value-type="string">
            <text:p text:style-name="P18">25</text:p>
          </table:table-cell>
          <table:table-cell table:style-name="Tabla3.B4" office:value-type="string">
            <text:p text:style-name="P18">24</text:p>
          </table:table-cell>
          <table:table-cell table:style-name="Tabla3.I4" office:value-type="string">
            <text:p text:style-name="P18">6</text:p>
          </table:table-cell>
        </table:table-row>
      </table:table>
      <text:p text:style-name="Standard"/>
      <text:p text:style-name="Standard"/>
      <text:p text:style-name="P10">Clérigo</text:p>
      <text:p text:style-name="P5"/>
      <text:p text:style-name="P5">Salvarán a tu ejército curándolos del todo el daño que reciban. Son muy frágiles, no los descuides ante los enemigos, pero aguantan mucho los ataques mágicos.</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row>
          <table:table-cell table:style-name="Tabla4.A1" office:value-type="string">
            <text:p text:style-name="P17">Estadísticas</text:p>
          </table:table-cell>
          <table:table-cell table:style-name="Tabla4.B1" office:value-type="string">
            <text:p text:style-name="P17">HP</text:p>
          </table:table-cell>
          <table:table-cell table:style-name="Tabla4.B1" office:value-type="string">
            <text:p text:style-name="P17">Fuerza</text:p>
          </table:table-cell>
          <table:table-cell table:style-name="Tabla4.B1" office:value-type="string">
            <text:p text:style-name="P17">Magia</text:p>
          </table:table-cell>
          <table:table-cell table:style-name="Tabla4.B1" office:value-type="string">
            <text:p text:style-name="P17">Habilidad</text:p>
          </table:table-cell>
          <table:table-cell table:style-name="Tabla4.B1" office:value-type="string">
            <text:p text:style-name="P17">Velocidad</text:p>
          </table:table-cell>
          <table:table-cell table:style-name="Tabla4.B1" office:value-type="string">
            <text:p text:style-name="P17">Defensa</text:p>
          </table:table-cell>
          <table:table-cell table:style-name="Tabla4.B1" office:value-type="string">
            <text:p text:style-name="P17">Resistencia</text:p>
          </table:table-cell>
          <table:table-cell table:style-name="Tabla4.I1" office:value-type="string">
            <text:p text:style-name="P17">Movimiento</text:p>
          </table:table-cell>
        </table:table-row>
        <table:table-row>
          <table:table-cell table:style-name="Tabla4.A2" office:value-type="string">
            <text:p text:style-name="P17">Base</text:p>
          </table:table-cell>
          <table:table-cell table:style-name="Tabla4.B2" office:value-type="string">
            <text:p text:style-name="P19">20</text:p>
          </table:table-cell>
          <table:table-cell table:style-name="Tabla4.B2" office:value-type="string">
            <text:p text:style-name="P19">0</text:p>
          </table:table-cell>
          <table:table-cell table:style-name="Tabla4.B2" office:value-type="string">
            <text:p text:style-name="P19">5</text:p>
          </table:table-cell>
          <table:table-cell table:style-name="Tabla4.B2" office:value-type="string">
            <text:p text:style-name="P19">5</text:p>
          </table:table-cell>
          <table:table-cell table:style-name="Tabla4.B2" office:value-type="string">
            <text:p text:style-name="P19">4</text:p>
          </table:table-cell>
          <table:table-cell table:style-name="Tabla4.B2" office:value-type="string">
            <text:p text:style-name="P19">3</text:p>
          </table:table-cell>
          <table:table-cell table:style-name="Tabla4.B2" office:value-type="string">
            <text:p text:style-name="P19">9</text:p>
          </table:table-cell>
          <table:table-cell table:style-name="Tabla4.I2" office:value-type="string">
            <text:p text:style-name="P19">6</text:p>
          </table:table-cell>
        </table:table-row>
        <table:table-row>
          <table:table-cell table:style-name="Tabla4.A2" office:value-type="string">
            <text:p text:style-name="P17">Crecimiento</text:p>
          </table:table-cell>
          <table:table-cell table:style-name="Tabla4.B2" office:value-type="string">
            <text:p text:style-name="P19">40</text:p>
          </table:table-cell>
          <table:table-cell table:style-name="Tabla4.B2" office:value-type="string">
            <text:p text:style-name="P19">0</text:p>
          </table:table-cell>
          <table:table-cell table:style-name="Tabla4.B2" office:value-type="string">
            <text:p text:style-name="P19">65</text:p>
          </table:table-cell>
          <table:table-cell table:style-name="Tabla4.B2" office:value-type="string">
            <text:p text:style-name="P19">35</text:p>
          </table:table-cell>
          <table:table-cell table:style-name="Tabla4.B2" office:value-type="string">
            <text:p text:style-name="P19">35</text:p>
          </table:table-cell>
          <table:table-cell table:style-name="Tabla4.B2" office:value-type="string">
            <text:p text:style-name="P19">20</text:p>
          </table:table-cell>
          <table:table-cell table:style-name="Tabla4.B2" office:value-type="string">
            <text:p text:style-name="P19">75</text:p>
          </table:table-cell>
          <table:table-cell table:style-name="Tabla4.I2" office:value-type="string">
            <text:p text:style-name="P19">0</text:p>
          </table:table-cell>
        </table:table-row>
        <table:table-row>
          <table:table-cell table:style-name="Tabla4.A4" office:value-type="string">
            <text:p text:style-name="P17">Máximo</text:p>
          </table:table-cell>
          <table:table-cell table:style-name="Tabla4.B4" office:value-type="string">
            <text:p text:style-name="P19">60</text:p>
          </table:table-cell>
          <table:table-cell table:style-name="Tabla4.B4" office:value-type="string">
            <text:p text:style-name="P19">25</text:p>
          </table:table-cell>
          <table:table-cell table:style-name="Tabla4.B4" office:value-type="string">
            <text:p text:style-name="P19">0</text:p>
          </table:table-cell>
          <table:table-cell table:style-name="Tabla4.B4" office:value-type="string">
            <text:p text:style-name="P19">26</text:p>
          </table:table-cell>
          <table:table-cell table:style-name="Tabla4.B4" office:value-type="string">
            <text:p text:style-name="P19">25</text:p>
          </table:table-cell>
          <table:table-cell table:style-name="Tabla4.B4" office:value-type="string">
            <text:p text:style-name="P19">25</text:p>
          </table:table-cell>
          <table:table-cell table:style-name="Tabla4.B4" office:value-type="string">
            <text:p text:style-name="P19">25</text:p>
          </table:table-cell>
          <table:table-cell table:style-name="Tabla4.I4" office:value-type="string">
            <text:p text:style-name="P19">6</text:p>
          </table:table-cell>
        </table:table-row>
      </table:table>
      <text:p text:style-name="P5"/>
      <text:p text:style-name="P5"/>
      <text:p text:style-name="P5"/>
      <text:p text:style-name="P5"/>
      <text:p text:style-name="P5"/>
      <text:p text:style-name="P5"/>
      <text:p text:style-name="P5"/>
      <text:p text:style-name="P13">Como clases opcionales:</text:p>
      <text:p text:style-name="P5"/>
      <text:p text:style-name="P11">Paladin</text:p>
      <text:p text:style-name="P5"/>
      <text:p text:style-name="P5">Alto movimiento, muy útil para visitar o para llegar más rápido a un cierto lugar. Son equlibrados, no sobresalen en mucho, pero útiles para formar rapidamente una buene defensa o ataque en terrenos planos.</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row>
          <table:table-cell table:style-name="Tabla5.A1" office:value-type="string">
            <text:p text:style-name="P17">Estadísticas</text:p>
          </table:table-cell>
          <table:table-cell table:style-name="Tabla5.B1" office:value-type="string">
            <text:p text:style-name="P17">HP</text:p>
          </table:table-cell>
          <table:table-cell table:style-name="Tabla5.B1" office:value-type="string">
            <text:p text:style-name="P17">Fuerza</text:p>
          </table:table-cell>
          <table:table-cell table:style-name="Tabla5.B1" office:value-type="string">
            <text:p text:style-name="P17">Magia</text:p>
          </table:table-cell>
          <table:table-cell table:style-name="Tabla5.B1" office:value-type="string">
            <text:p text:style-name="P17">Habilidad</text:p>
          </table:table-cell>
          <table:table-cell table:style-name="Tabla5.B1" office:value-type="string">
            <text:p text:style-name="P17">Velocidad</text:p>
          </table:table-cell>
          <table:table-cell table:style-name="Tabla5.B1" office:value-type="string">
            <text:p text:style-name="P17">Defensa</text:p>
          </table:table-cell>
          <table:table-cell table:style-name="Tabla5.B1" office:value-type="string">
            <text:p text:style-name="P17">Resistencia</text:p>
          </table:table-cell>
          <table:table-cell table:style-name="Tabla5.I1" office:value-type="string">
            <text:p text:style-name="P17">Movimiento</text:p>
          </table:table-cell>
        </table:table-row>
        <table:table-row>
          <table:table-cell table:style-name="Tabla5.A2" office:value-type="string">
            <text:p text:style-name="P17">Base</text:p>
          </table:table-cell>
          <table:table-cell table:style-name="Tabla5.B2" office:value-type="string">
            <text:p text:style-name="P19">23</text:p>
          </table:table-cell>
          <table:table-cell table:style-name="Tabla5.B2" office:value-type="string">
            <text:p text:style-name="P19">7</text:p>
          </table:table-cell>
          <table:table-cell table:style-name="Tabla5.B2" office:value-type="string">
            <text:p text:style-name="P19">0</text:p>
          </table:table-cell>
          <table:table-cell table:style-name="Tabla5.B2" office:value-type="string">
            <text:p text:style-name="P19">7</text:p>
          </table:table-cell>
          <table:table-cell table:style-name="Tabla5.B2" office:value-type="string">
            <text:p text:style-name="P19">11</text:p>
          </table:table-cell>
          <table:table-cell table:style-name="Tabla5.B2" office:value-type="string">
            <text:p text:style-name="P19">7</text:p>
          </table:table-cell>
          <table:table-cell table:style-name="Tabla5.B2" office:value-type="string">
            <text:p text:style-name="P19">5</text:p>
          </table:table-cell>
          <table:table-cell table:style-name="Tabla5.I2" office:value-type="string">
            <text:p text:style-name="P19">8</text:p>
          </table:table-cell>
        </table:table-row>
        <table:table-row>
          <table:table-cell table:style-name="Tabla5.A2" office:value-type="string">
            <text:p text:style-name="P17">Crecimiento</text:p>
          </table:table-cell>
          <table:table-cell table:style-name="Tabla5.B2" office:value-type="string">
            <text:p text:style-name="P19">75</text:p>
          </table:table-cell>
          <table:table-cell table:style-name="Tabla5.B2" office:value-type="string">
            <text:p text:style-name="P19">60</text:p>
          </table:table-cell>
          <table:table-cell table:style-name="Tabla5.B2" office:value-type="string">
            <text:p text:style-name="P19">0</text:p>
          </table:table-cell>
          <table:table-cell table:style-name="Tabla5.B2" office:value-type="string">
            <text:p text:style-name="P19">50</text:p>
          </table:table-cell>
          <table:table-cell table:style-name="Tabla5.B2" office:value-type="string">
            <text:p text:style-name="P19">50</text:p>
          </table:table-cell>
          <table:table-cell table:style-name="Tabla5.B2" office:value-type="string">
            <text:p text:style-name="P19">60</text:p>
          </table:table-cell>
          <table:table-cell table:style-name="Tabla5.B2" office:value-type="string">
            <text:p text:style-name="P19">35</text:p>
          </table:table-cell>
          <table:table-cell table:style-name="Tabla5.I2" office:value-type="string">
            <text:p text:style-name="P19">0</text:p>
          </table:table-cell>
        </table:table-row>
        <table:table-row>
          <table:table-cell table:style-name="Tabla5.A4" office:value-type="string">
            <text:p text:style-name="P17">Máximo</text:p>
          </table:table-cell>
          <table:table-cell table:style-name="Tabla5.B4" office:value-type="string">
            <text:p text:style-name="P19">60</text:p>
          </table:table-cell>
          <table:table-cell table:style-name="Tabla5.B4" office:value-type="string">
            <text:p text:style-name="P19">26</text:p>
          </table:table-cell>
          <table:table-cell table:style-name="Tabla5.B4" office:value-type="string">
            <text:p text:style-name="P19">0</text:p>
          </table:table-cell>
          <table:table-cell table:style-name="Tabla5.B4" office:value-type="string">
            <text:p text:style-name="P19">26</text:p>
          </table:table-cell>
          <table:table-cell table:style-name="Tabla5.B4" office:value-type="string">
            <text:p text:style-name="P19">25</text:p>
          </table:table-cell>
          <table:table-cell table:style-name="Tabla5.B4" office:value-type="string">
            <text:p text:style-name="P19">25</text:p>
          </table:table-cell>
          <table:table-cell table:style-name="Tabla5.B4" office:value-type="string">
            <text:p text:style-name="P19">25</text:p>
          </table:table-cell>
          <table:table-cell table:style-name="Tabla5.I4" office:value-type="string">
            <text:p text:style-name="P19">8</text:p>
          </table:table-cell>
        </table:table-row>
      </table:table>
      <text:p text:style-name="P5"/>
      <text:p text:style-name="P5"/>
      <text:p text:style-name="P11">Infante Pesado</text:p>
      <text:p text:style-name="P5"/>
      <text:p text:style-name="P5">En terrenos grandes casi siempre se queda atrás de tu grupo, pero en cuanto debas defender es muy útil, aguantan casi todo; es muy débil contra magia. Su evasión y lo lentos que son es su debilidad.</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office:value-type="string">
            <text:p text:style-name="P17">Estadísticas</text:p>
          </table:table-cell>
          <table:table-cell table:style-name="Tabla6.B1" office:value-type="string">
            <text:p text:style-name="P17">HP</text:p>
          </table:table-cell>
          <table:table-cell table:style-name="Tabla6.B1" office:value-type="string">
            <text:p text:style-name="P17">Fuerza</text:p>
          </table:table-cell>
          <table:table-cell table:style-name="Tabla6.B1" office:value-type="string">
            <text:p text:style-name="P17">Magia</text:p>
          </table:table-cell>
          <table:table-cell table:style-name="Tabla6.B1" office:value-type="string">
            <text:p text:style-name="P17">Habilidad</text:p>
          </table:table-cell>
          <table:table-cell table:style-name="Tabla6.B1" office:value-type="string">
            <text:p text:style-name="P17">Velocidad</text:p>
          </table:table-cell>
          <table:table-cell table:style-name="Tabla6.B1" office:value-type="string">
            <text:p text:style-name="P17">Defensa</text:p>
          </table:table-cell>
          <table:table-cell table:style-name="Tabla6.B1" office:value-type="string">
            <text:p text:style-name="P17">Resistencia</text:p>
          </table:table-cell>
          <table:table-cell table:style-name="Tabla6.I1" office:value-type="string">
            <text:p text:style-name="P17">Movimiento</text:p>
          </table:table-cell>
        </table:table-row>
        <table:table-row>
          <table:table-cell table:style-name="Tabla6.A2" office:value-type="string">
            <text:p text:style-name="P17">Base</text:p>
          </table:table-cell>
          <table:table-cell table:style-name="Tabla6.B2" office:value-type="string">
            <text:p text:style-name="P19">21</text:p>
          </table:table-cell>
          <table:table-cell table:style-name="Tabla6.B2" office:value-type="string">
            <text:p text:style-name="P19">8</text:p>
          </table:table-cell>
          <table:table-cell table:style-name="Tabla6.B2" office:value-type="string">
            <text:p text:style-name="P19">0</text:p>
          </table:table-cell>
          <table:table-cell table:style-name="Tabla6.B2" office:value-type="string">
            <text:p text:style-name="P19">5</text:p>
          </table:table-cell>
          <table:table-cell table:style-name="Tabla6.B2" office:value-type="string">
            <text:p text:style-name="P19">4</text:p>
          </table:table-cell>
          <table:table-cell table:style-name="Tabla6.B2" office:value-type="string">
            <text:p text:style-name="P19">11</text:p>
          </table:table-cell>
          <table:table-cell table:style-name="Tabla6.B2" office:value-type="string">
            <text:p text:style-name="P19">3</text:p>
          </table:table-cell>
          <table:table-cell table:style-name="Tabla6.I2" office:value-type="string">
            <text:p text:style-name="P19">5</text:p>
          </table:table-cell>
        </table:table-row>
        <table:table-row>
          <table:table-cell table:style-name="Tabla6.A2" office:value-type="string">
            <text:p text:style-name="P17">Crecimiento</text:p>
          </table:table-cell>
          <table:table-cell table:style-name="Tabla6.B2" office:value-type="string">
            <text:p text:style-name="P19">80</text:p>
          </table:table-cell>
          <table:table-cell table:style-name="Tabla6.B2" office:value-type="string">
            <text:p text:style-name="P19">70</text:p>
          </table:table-cell>
          <table:table-cell table:style-name="Tabla6.B2" office:value-type="string">
            <text:p text:style-name="P19">0</text:p>
          </table:table-cell>
          <table:table-cell table:style-name="Tabla6.B2" office:value-type="string">
            <text:p text:style-name="P19">45</text:p>
          </table:table-cell>
          <table:table-cell table:style-name="Tabla6.B2" office:value-type="string">
            <text:p text:style-name="P19">30</text:p>
          </table:table-cell>
          <table:table-cell table:style-name="Tabla6.B2" office:value-type="string">
            <text:p text:style-name="P19">60</text:p>
          </table:table-cell>
          <table:table-cell table:style-name="Tabla6.B2" office:value-type="string">
            <text:p text:style-name="P19">25</text:p>
          </table:table-cell>
          <table:table-cell table:style-name="Tabla6.I2" office:value-type="string">
            <text:p text:style-name="P19">0</text:p>
          </table:table-cell>
        </table:table-row>
        <table:table-row>
          <table:table-cell table:style-name="Tabla6.A4" office:value-type="string">
            <text:p text:style-name="P17">Máximo</text:p>
          </table:table-cell>
          <table:table-cell table:style-name="Tabla6.B4" office:value-type="string">
            <text:p text:style-name="P19">60</text:p>
          </table:table-cell>
          <table:table-cell table:style-name="Tabla6.B4" office:value-type="string">
            <text:p text:style-name="P19">29</text:p>
          </table:table-cell>
          <table:table-cell table:style-name="Tabla6.B4" office:value-type="string">
            <text:p text:style-name="P19">0</text:p>
          </table:table-cell>
          <table:table-cell table:style-name="Tabla6.B4" office:value-type="string">
            <text:p text:style-name="P19">25</text:p>
          </table:table-cell>
          <table:table-cell table:style-name="Tabla6.B4" office:value-type="string">
            <text:p text:style-name="P19">22</text:p>
          </table:table-cell>
          <table:table-cell table:style-name="Tabla6.B4" office:value-type="string">
            <text:p text:style-name="P19">30</text:p>
          </table:table-cell>
          <table:table-cell table:style-name="Tabla6.B4" office:value-type="string">
            <text:p text:style-name="P19">25</text:p>
          </table:table-cell>
          <table:table-cell table:style-name="Tabla6.I4" office:value-type="string">
            <text:p text:style-name="P19">5</text:p>
          </table:table-cell>
        </table:table-row>
      </table:table>
      <text:p text:style-name="P5"/>
      <text:p text:style-name="P5"/>
      <text:p text:style-name="P11">Sabio</text:p>
      <text:p text:style-name="Standard"/>
      <text:p text:style-name="P5"><text:soft-page-break/>Tienen gran daño mágico. Si se utiliza el terreno a tu favor, pueden luchar muy bien. Muy recomendados de usar.</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column table:style-name="Tabla7.I"/>
        <table:table-row>
          <table:table-cell table:style-name="Tabla7.A1" office:value-type="string">
            <text:p text:style-name="P16">Estadísticas</text:p>
          </table:table-cell>
          <table:table-cell table:style-name="Tabla7.B1" office:value-type="string">
            <text:p text:style-name="P16">HP</text:p>
          </table:table-cell>
          <table:table-cell table:style-name="Tabla7.B1" office:value-type="string">
            <text:p text:style-name="P16">Fuerza</text:p>
          </table:table-cell>
          <table:table-cell table:style-name="Tabla7.B1" office:value-type="string">
            <text:p text:style-name="P16">Magia</text:p>
          </table:table-cell>
          <table:table-cell table:style-name="Tabla7.B1" office:value-type="string">
            <text:p text:style-name="P16">Habilidad</text:p>
          </table:table-cell>
          <table:table-cell table:style-name="Tabla7.B1" office:value-type="string">
            <text:p text:style-name="P16">Velocidad</text:p>
          </table:table-cell>
          <table:table-cell table:style-name="Tabla7.B1" office:value-type="string">
            <text:p text:style-name="P16">Defensa</text:p>
          </table:table-cell>
          <table:table-cell table:style-name="Tabla7.B1" office:value-type="string">
            <text:p text:style-name="P16">Resistencia</text:p>
          </table:table-cell>
          <table:table-cell table:style-name="Tabla7.I1" office:value-type="string">
            <text:p text:style-name="P16">Movimiento</text:p>
          </table:table-cell>
        </table:table-row>
        <table:table-row>
          <table:table-cell table:style-name="Tabla7.A2" office:value-type="string">
            <text:p text:style-name="P16">Base</text:p>
          </table:table-cell>
          <table:table-cell table:style-name="Tabla7.B2" office:value-type="string">
            <text:p text:style-name="P18">20</text:p>
          </table:table-cell>
          <table:table-cell table:style-name="Tabla7.B2" office:value-type="string">
            <text:p text:style-name="P18">0</text:p>
          </table:table-cell>
          <table:table-cell table:style-name="Tabla7.B2" office:value-type="string">
            <text:p text:style-name="P18">5</text:p>
          </table:table-cell>
          <table:table-cell table:style-name="Tabla7.B2" office:value-type="string">
            <text:p text:style-name="P18">6</text:p>
          </table:table-cell>
          <table:table-cell table:style-name="Tabla7.B2" office:value-type="string">
            <text:p text:style-name="P18">5</text:p>
          </table:table-cell>
          <table:table-cell table:style-name="Tabla7.B2" office:value-type="string">
            <text:p text:style-name="P18">5</text:p>
          </table:table-cell>
          <table:table-cell table:style-name="Tabla7.B2" office:value-type="string">
            <text:p text:style-name="P18">6</text:p>
          </table:table-cell>
          <table:table-cell table:style-name="Tabla7.I2" office:value-type="string">
            <text:p text:style-name="P18">6</text:p>
          </table:table-cell>
        </table:table-row>
        <table:table-row>
          <table:table-cell table:style-name="Tabla7.A2" office:value-type="string">
            <text:p text:style-name="P16">Crecimiento</text:p>
          </table:table-cell>
          <table:table-cell table:style-name="Tabla7.B2" office:value-type="string">
            <text:p text:style-name="P18">40</text:p>
          </table:table-cell>
          <table:table-cell table:style-name="Tabla7.B2" office:value-type="string">
            <text:p text:style-name="P18">0</text:p>
          </table:table-cell>
          <table:table-cell table:style-name="Tabla7.B2" office:value-type="string">
            <text:p text:style-name="P18">80</text:p>
          </table:table-cell>
          <table:table-cell table:style-name="Tabla7.B2" office:value-type="string">
            <text:p text:style-name="P18">60</text:p>
          </table:table-cell>
          <table:table-cell table:style-name="Tabla7.B2" office:value-type="string">
            <text:p text:style-name="P18">40</text:p>
          </table:table-cell>
          <table:table-cell table:style-name="Tabla7.B2" office:value-type="string">
            <text:p text:style-name="P18">25</text:p>
          </table:table-cell>
          <table:table-cell table:style-name="Tabla7.B2" office:value-type="string">
            <text:p text:style-name="P18">60</text:p>
          </table:table-cell>
          <table:table-cell table:style-name="Tabla7.I2" office:value-type="string">
            <text:p text:style-name="P18">0</text:p>
          </table:table-cell>
        </table:table-row>
        <table:table-row>
          <table:table-cell table:style-name="Tabla7.A4" office:value-type="string">
            <text:p text:style-name="P16">Máximo</text:p>
          </table:table-cell>
          <table:table-cell table:style-name="Tabla7.B4" office:value-type="string">
            <text:p text:style-name="P18">60</text:p>
          </table:table-cell>
          <table:table-cell table:style-name="Tabla7.B4" office:value-type="string">
            <text:p text:style-name="P18">0</text:p>
          </table:table-cell>
          <table:table-cell table:style-name="Tabla7.B4" office:value-type="string">
            <text:p text:style-name="P18">30</text:p>
          </table:table-cell>
          <table:table-cell table:style-name="Tabla7.B4" office:value-type="string">
            <text:p text:style-name="P18">30</text:p>
          </table:table-cell>
          <table:table-cell table:style-name="Tabla7.B4" office:value-type="string">
            <text:p text:style-name="P18">26</text:p>
          </table:table-cell>
          <table:table-cell table:style-name="Tabla7.B4" office:value-type="string">
            <text:p text:style-name="P18">21</text:p>
          </table:table-cell>
          <table:table-cell table:style-name="Tabla7.B4" office:value-type="string">
            <text:p text:style-name="P18">25</text:p>
          </table:table-cell>
          <table:table-cell table:style-name="Tabla7.I4" office:value-type="string">
            <text:p text:style-name="P18">6</text:p>
          </table:table-cell>
        </table:table-row>
      </table:table>
      <text:p text:style-name="P5"/>
      <text:p text:style-name="P5"/>
      <text:p text:style-name="P9">3.2.6- Combate</text:p>
      <text:p text:style-name="P5"/>
      <text:p text:style-name="P5">Para que se inicie el combate entre dos unidades la unida atacada debe estar en el rango dde la unidad atacante, las unidades a melee deben estar adyacentes a sus adversarios, mientras que los arqueros o magos oueden atacar en diagonal con hasta dos cuadros de distancia (los magos también pueden atacar a melee, sin embargo los arqueros solo atacan con dos cuadros de distacia). En el combate hay dos situaciones: el cálculo del daño y el cálculo de golpes y evasión. Cada una de ellas tiene unas fórmulas que sirven para calcular todo lo que pasa en el combate.</text:p>
      <text:p text:style-name="P5"/>
      <text:p text:style-name="P12">Daño</text:p>
      <text:p text:style-name="P5"/>
      <text:list xml:id="list1022681254397704099" text:style-name="WWNum12">
        <text:list-item>
          <text:p text:style-name="P27">Total del daño físico que puedes causar: Fuerza+[(Poder del arma+Bono del triágulo)*2 si es efectivo]</text:p>
        </text:list-item>
        <text:list-item>
          <text:p text:style-name="P27">Total de daño mágico que puedes causar: Magia+[(Poder del arma+Bono del triágulo)*2 si es efectivo]</text:p>
        </text:list-item>
        <text:list-item>
          <text:p text:style-name="P27">Daño físico que puedes causar al enemigo: Total del daño que puedes causar-(Defensa del enemigo+Bono del terreno)*3 si es crítico</text:p>
        </text:list-item>
        <text:list-item>
          <text:p text:style-name="P27">Daño mágico que puedes causar al enemigo: Total del daño que puedes causar-(Resistencia del enemigo+Bono del terreno)*3 si es crítico</text:p>
        </text:list-item>
        <text:list-item>
          <text:p text:style-name="P27">Probabilidad de hacer crítico: Habilidad/2</text:p>
        </text:list-item>
        <text:list-item>
          <text:p text:style-name="P27">Probabilidad de hacer crítico al enemigo: Tu probabilidad de hacer crítico-Evasión de crítico del enemigo</text:p>
        </text:list-item>
      </text:list>
      <text:p text:style-name="P5"/>
      <text:p text:style-name="P12">Golpes y evasión</text:p>
      <text:p text:style-name="P5"/>
      <text:list xml:id="list4009794622740999521" text:style-name="WWNum13">
        <text:list-item>
          <text:p text:style-name="P28">Porcentaje de precisión total al golpear: (Habilidad*2)+Bono del triángulo de armas</text:p>
        </text:list-item>
        <text:list-item>
          <text:p text:style-name="P28">% de precisión total al golpear al enemigo: Tu porcentaje de precisión-Porcentaje de evasión del enemigo</text:p>
        </text:list-item>
        <text:list-item>
          <text:p text:style-name="P28">Porcentaje de evasión: (Velocidad de ataque*2)+Bono del terreno</text:p>
        </text:list-item>
        <text:list-item>
          <text:p text:style-name="P28">Velocidad de ataque (cero si es negativo): Velocidad-Peso del arma</text:p>
        </text:list-item>
        <text:list-item>
          <text:p text:style-name="P28">Golpe dobles: Si la velocidad de ataque en comparación a la del enemigo es mayor que 4, harás un golpe doble</text:p>
        </text:list-item>
        <text:list-item>
          <text:p text:style-name="P28">Porcentaje de precisión con bastones: (Magia*5)+30+Habilidad</text:p>
        </text:list-item>
        <text:list-item>
          <text:p text:style-name="P28">Porcentaje de evasión contra bastones: (Resistencia*5)+(cuadros de distancia del enemigo*2)</text:p>
        </text:list-item>
      </text:list>
      <text:p text:style-name="P5"><text:s/></text:p>
      <text:p text:style-name="P5"/>
      <text:p text:style-name="P9">3.2.7- Armas</text:p>
      <text:p text:style-name="P5"/>
      <text:p text:style-name="P5">Dependiendo del tipo de armas que lleve equipado la unidad atacante y la unidad defensora, se producen bonos a la hora de golpear o de hacer daño. A esto se le llama triángulo de armas, se produce de la siguiente forma por ejemplo: Espada &gt; Hacha &gt; Lanza &gt; Espada</text:p>
      <text:list xml:id="list2146137132804711927" text:style-name="WWNum14">
        <text:list-item>
          <text:p text:style-name="P29">Bono de daño: Si es fuerte contra otra, la fuerte obtiene +1 de daño y <text:s/>débil -1 de daño</text:p>
        </text:list-item>
        <text:list-item>
          <text:p text:style-name="P29">Bono de golpe: Si es fuerte contra otra, la fuerte obtiene +15% de probabilidad del golpear, y la débil un -15% de probabilidad de golpear</text:p>
        </text:list-item>
      </text:list>
      <text:p text:style-name="P5"><text:soft-page-break/>Además las armas tiene dos características: el peso del arma y el daño. Los arcos, bastones y tomos mágicos están fuera <text:s/>del triángulo de armas, por lo que <text:s/>el bono <text:s/>al hacer los cálculos siempre será 0.</text:p>
      <text:p text:style-name="P5"/>
      <text:p text:style-name="P5"/>
      <text:p text:style-name="P4">3.3- Diagrama de transición de pantallas</text:p>
      <text:p text:style-name="P5"/>
      <text:p text:style-name="P5">Menú principal del juego<text:tab/>----&gt;<text:tab/>Selección de capítulo<text:tab/>----&gt;<text:tab/>Introducción del capítulos y cinemáticas<text:tab/>----&gt;<text:tab/>Mapa de batalla<text:tab/>----&gt;<text:tab/>Menú de guardado y gestión de unidades<text:tab/>----&gt; Selección de capítulo</text:p>
      <text:p text:style-name="P5"/>
      <text:p text:style-name="P5"/>
      <text:p text:style-name="P5"/>
      <text:p text:style-name="P4">3.4- Descripción de pantallas y menús</text:p>
      <text:p text:style-name="P5"/>
      <text:p text:style-name="P5"><text:span text:style-name="Fuente_20_de_20_párrafo_20_predeter."><text:span text:style-name="T3">Menú principal del juego:</text:span></text:span> pantalla con una imagen <text:s/>de fondo y con las opciones de nueva partida y continuar.</text:p>
      <text:p text:style-name="P5"><text:span text:style-name="Fuente_20_de_20_párrafo_20_predeter."><text:span text:style-name="T3">Selección de capítulo:</text:span></text:span> pantalla con un mapa de fondo y miniaturas de ciudades o terrenos donde un miniatura del personaje se irá moviendo de una miniatura de ciudad o terreno a otra. Cada una de esas miniaturas se corresponde con un capítulo.</text:p>
      <text:p text:style-name="P5"><text:span text:style-name="Fuente_20_de_20_párrafo_20_predeter."><text:span text:style-name="T3">Introducción del capítulo y cinemáticas:</text:span></text:span> se muestra un resumen de lo ocurrido en anterior capítulo y luego se muestra lo acontecimientos de este capítulo.</text:p>
      <text:p text:style-name="P5"><text:span text:style-name="Fuente_20_de_20_párrafo_20_predeter."><text:span text:style-name="T3">Mapa de batalla:</text:span></text:span> mapa donde ocurre la parte jugable del capítulo.</text:p>
      <text:p text:style-name="P5"><text:span text:style-name="Fuente_20_de_20_párrafo_20_predeter."><text:span text:style-name="T3">Menú de guardado y gestión de unidades:</text:span></text:span> menú con las opciones de guardar <text:s/>y de gestión de la unidades que se despliegan en la siguiente batalla y la gestión de los objetos.</text:p>
      <text:p text:style-name="P5"/>
      <text:p text:style-name="P5"/>
      <text:p text:style-name="P4">3.5- Opciones del juego</text:p>
      <text:p text:style-name="P5"/>
      <text:p text:style-name="P5">En las opciones del juego se puede cambiar los controles del juego, el volumen de los efectos y música y la dificultad.</text:p>
      <text:p text:style-name="P5"/>
      <text:p text:style-name="P5"/>
      <text:p text:style-name="P4">3.6- Salvado y rejugado</text:p>
      <text:p text:style-name="P5"/>
      <text:p text:style-name="P5">La característica principal de la opción de guardado es la posibildad de poder guardad a mitad de una batalla y luego poder reanudar desde lo dejaste. La otra forma de guardar la partidad es al finalizar cada capítulo.</text:p>
      <text:p text:style-name="P5"/>
      <text:p text:style-name="P5">Los alicientes para jugar una segunda vez es la posibilidad de jugar a una dificltad mayor. Esto ofrece un reto mayor, ya que las unidades enemigas tendrán un incremento del nivel o que el número de enemigos en el mapa sea mayor.</text:p>
      <text:p text:style-name="P5"/>
      <text:p text:style-name="P4">3.7- Trucos y Easter Eggs</text:p>
      <text:p text:style-name="P4"/>
      <text:p text:style-name="P5">Los principales trucos para poder pasarse los capítulos es la maxificación de las estadísticas de las unidades.</text:p>
      <text:p text:style-name="P5"/>
      <text:p text:style-name="P5"/>
      <text:p text:style-name="P2">4- Historia, características y personajes</text:p>
      <text:p text:style-name="P5"/>
      <text:p text:style-name="P5"/>
      <text:p text:style-name="P4"><text:soft-page-break/>4.1- Historia</text:p>
      <text:p text:style-name="P5"/>
      <text:p text:style-name="P5"/>
      <text:p text:style-name="P9">4.1.1- Historia de fondo</text:p>
      <text:p text:style-name="P5"/>
      <text:p text:style-name="P5">El reino de Azaleth celebra la presentación de la princesa Eirika ante su pueblo con el motivo de su mayoria de edad. Desde la muerte de la reina a manos del Sacro Imperio de Harmonia, nadie a <text:s/>excepción de la guardia real y del personal del castillo, ha visto a la princesa y con su comparecencia pública se inicia una nueva etapa para el reino de Azareth.</text:p>
      <text:p text:style-name="P5">La fiesta que se celebrará en el castillo de la capital será la más grande realizada que se recuerda, asistirán miembros de todas las familia nombre y representantes de los paises vecinos. Han pasado 15 años desde el final de la guerra contra el Sacro imperio, 15 años de paz aunque no ausentes de la tensión en la fronteras de ambos paises. El pueblo no olvida la trágica muerte de la reina Elincia y por ello la invitación del rey al emperador ha levantado gran revuelo entre las familias nombre más beligerentes con la corona. El motivo de esta invitación reside en intento de limar asperezas y firmar un acuerdo de paz duradero entre ambos paises que de la estabilidad a los ciudadanos de ambos pueblos.</text:p>
      <text:p text:style-name="P5"/>
      <text:p text:style-name="P5">El día de la fiesta ha llegado y con ello la capital está llena de vida con todas las delegaciones que van llegado. Aunque al castillo <text:s/>solo puedan acceder las familias más nobles, en la ciudad se reunen todo tipo de espectáculos para que pueblo se lo pase en grande este gran dia. Ante la cantidad de personas que llegan a la ciudad, la guadia de la ciudad no da abasto y por ello la guardia real está ayudando a la supervisión de los posibles sospechosos. Meisner, un simple capitán de la guardia real que está destinado a la entrada sur de la ciudad, ve entrar a un hombre encapuchado con apariencia sospechosa. Con ese motivo envía a dos de sus hombres, Soren y Boyd, ha registrar al encapuchado. Cuando regresan para informar Meisner, este le pregunta que quien era y que portaba <text:s text:c="2"/>en ese hatillo. Soren y Boyd con cara de no saber que estaba pasando, le cuentan que no recuerdan nada, solo el dejarlo pasar porque si. Tras escuhar esto se gira intentado encontrarlo, pero con la cantidad de gente a su alrededor le fue imposible. En ese momento la comitiva del emperador hacia su entrada <text:s/>a la ciudad. Emperador iba acompañado con una gran cantidad de soldados y sirvientes, esto no hizo más que cabrear más al pueblo, ya que su ostentación solo acentuaba el odio que el pueblo de Azareth sentía hacía sus vecino.</text:p>
      <text:p text:style-name="P5"/>
      <text:p text:style-name="P5">Con la noche toda la ciudad se puso de fiesta, el circo llenaba la plaza de la capital y la gente se lo estaba pasando en grande. Mientras en interior del castillo daba comienzo el banquete, los dos grandes representantes de ambos paises se pusieron en pie y anunciaron ante toda la sala el acuerdo de paz acordado. Aunque se supone que era un secreto, casi todo el mundo lo sabía y ante tal noticia los nobles solo podían actuar de una forma, con la mayor falsedad posible. Era de todo el mundo conocido que este acuerdo estaba en contra de los intereses de la mayoría de la alta nobleza, ya que pensaban que era una humillación para su reino.</text:p>
      <text:p text:style-name="P5"/>
      <text:p text:style-name="P5">Tras unos momentos de la máxima tensión, se anuncia la presencia de la princesa Eirika. Esto era lo que las familias estaba esperando con más ansias, ya que el rey al no tener hijo varón, el esposo que tomase la princesa se convertiría en rey y todos querían aprovechar sus oportunidad. Al bajar las escalera el rey va presentando a su hija a todos los nobles y a sus correspondientes hijos.</text:p>
      <text:p text:style-name="P5"/>
      <text:p text:style-name="P5">Meisner estaba apostado en la sala del convite y junto a él, sus dos soldados y amigos más fieles, Soren y Boyd. Observaba atento todos los acontecimientos cuando de repente un gran estruendo resuena por la sala. Se asoma al ventanal y ve que toda la plaza de la ciudad está en llamas. Se dirige presto a la plaza para auxiliar a los heridos, pero cuando llega gritos y fuego salen del castillo.</text:p>
      <text:p text:style-name="P5"/>
      <text:p text:style-name="P5">Junto a sus dos compañeros Meisner se dispone a salvar a su rey y su princesa... <text:s/></text:p>
      <text:p text:style-name="P5"/>
      <text:p text:style-name="P5"><text:soft-page-break/></text:p>
      <text:p text:style-name="P2">6- Interfaz</text:p>
      <text:p text:style-name="P5"/>
      <text:p text:style-name="P5"/>
      <text:p text:style-name="P5"><text:span text:style-name="Fuente_20_de_20_párrafo_20_predeter."><text:span text:style-name="T2">6.1- Sistema visua</text:span></text:span><text:span text:style-name="Fuente_20_de_20_párrafo_20_predeter."><text:span text:style-name="T3">l</text:span></text:span></text:p>
      <text:p text:style-name="P5"/>
      <text:p text:style-name="P5"/>
      <text:p text:style-name="P9">6.1.1- HUD y controles</text:p>
      <text:p text:style-name="P5"/>
      <text:p text:style-name="P5">Los controles principales para poder jugar son las teclas de 'zquierda'/'derecha'/'arriba'/'abajo' para mover el cursor a través del mapa o para subir y bajar en las opciones elegibles en los diferentes menús. Las tecla 'A' para confirmar una acción y 'S' para cancelar y volver hacía atrás en el menú.</text:p>
      <text:p text:style-name="P5"/>
      <text:p text:style-name="P5">La HUD principal se basa en diferentes cajas de información repartidas por la pantalla de juego. En ellas se muestra el turno del jugador, la información de las unidades (HP, nivel y retrato del personaje, información de combate). En combate se muestra en la parte inferior la barra de vida y la información de combate (puntos de daños que se causa, la probabilidad de golpe y la de crítico).</text:p>
      <text:p text:style-name="P5"/>
      <text:p text:style-name="P5"/>
      <text:p text:style-name="P9">6.1.2- Menús</text:p>
      <text:p text:style-name="P5"/>
      <text:p text:style-name="P5"/>
      <text:p text:style-name="P5">Hay una gran variedad de menús, desde el principal con las opciones de “Nueva partida“ y “Continuar“, a los menús de unidades donde puedes ver el estado de las unidades, la distribución para el capítulo siguiente o guardar la partida. Una vez dentro del capítulo y empezado la batalla, en el menú que se despliega a pulsar sobre una unidad amiga son las acciones que puede hacer dicha unidad y si se pulsa sobre una casilla vacía, en el menú saldrán las opciones, el estado de todas las unidades desplegadas, el poder guardar la partida e interrumpirla.</text:p>
      <text:p text:style-name="P5"/>
      <text:p text:style-name="P9">6.1.3- Motor 2D</text:p>
      <text:p text:style-name="P5"/>
      <text:p text:style-name="P5">Los gráficos se componen de sprites. Dependiendo del evento que ocurra la forma de los sprites cambian. En combate las unidades tienen más definición y movimientos más fluidos, mientras que en mapa las unidades son más pequeñas y pixeladas. Las conversaciones entre personajes están compuestas por portraits de los personajes.</text:p>
      <text:p text:style-name="P5"/>
      <text:p text:style-name="P5"/>
      <text:p text:style-name="P9">6.1.4- Cámara</text:p>
      <text:p text:style-name="P5"/>
      <text:p text:style-name="P5">Hay dos tipos de cámara: cenital y frontal. La cenital se usa para las batallas para poder ver de la mejor manera el despliegue de las unidades en el combate. La frontal se utiliza para las conversaciones y las animaciónes de combate.</text:p>
      <text:p text:style-name="P5"/>
      <text:p text:style-name="P5"/>
      <text:p text:style-name="P4">6.2- Sonido</text:p>
      <text:p text:style-name="P5"/>
      <text:p text:style-name="P5"/>
      <text:p text:style-name="P5">Para dotar al juego de un mayor grado de profundidad es importante aportar una buena OST. Para el menú de inicio sonará el tema principal del juego. Durante las animaciones, el tema que suena se corresponderá a los eventos principales de las historia. Por ejemplo, si estamos en una situación de tensión será más tensa, mentras que en una situación triste la música será más pausada y emotiva. Para los combates habrá un tema específico. Luego para habrá una recopilación de sonidos para las diferentes acciones (animación combate, navergar por los menús, mover el cursor).</text:p>
      <text:p text:style-name="P5"><text:soft-page-break/></text:p>
      <text:p text:style-name="P4">6.3- Sistema de ayuda</text:p>
      <text:p text:style-name="P5"/>
      <text:p text:style-name="P5"/>
      <text:p text:style-name="P5">El sistema de ayuda se compone de un recuadro en la interfaz, en la parte inferior de la pantalla, en la que se muestra lo que hace la acción que se tenga selecionada en el menú. Aparte del tutorial, en las opciones habrá un apartado donde ver la información básica del juego.</text:p>
      <text:p text:style-name="P5"/>
      <text:p text:style-name="P5"/>
      <text:p text:style-name="P2">7- Inteligencia artificial</text:p>
      <text:p text:style-name="P5"/>
      <text:p text:style-name="P5"/>
      <text:p text:style-name="P4">7.1- IA oponente</text:p>
      <text:p text:style-name="P5"/>
      <text:p text:style-name="P5">La principal IA de juego es la de las unidades enemigas. El movimiento del oponente se clasifica en dos: los que van a por ti y los que esperan. Los de primer tipo se mueven hacia donde estén tus unidades y buscan siempre a la unidad que tenga más daños o que tenga desventaja con el triángulo de las armas. El otro tipo se corresponde al del jefe del mapa y algunas unidades que por circunstancia de la historia tiene que que permanecer en su sitio y no avanzar hasta donde están las unidades oponentes. El jefe del mapa siempre estará inmóvil en su sitio, ya que normalmente se corresponde al lugar que el jugador debe tomar. Sin embargo las unidades <text:s/>del segundo tipo que no sean jefes de la pantalla solo se moverán una vez que una unidad del jugador entre en su rango de ataque. Los jefes del mapa tiene un bono en sus enstadísticas para diferenciarlos de las unidades normales. Las clases de la IA son las misma que las del jugador.</text:p>
      <text:p text:style-name="P5"/>
      <text:p text:style-name="P5"/>
      <text:p text:style-name="P4">7.2- IA de los NPC's</text:p>
      <text:p text:style-name="P4"/>
      <text:p text:style-name="P5">Los NPC's del juego solo aportan diálogo por lo que sus comportamiento dentro del juego aportar información. Su movimiento en las cinemáticas está predefinido y no lo pueden alterar.</text:p>
      <text:p text:style-name="P5"/>
      <text:p text:style-name="P5"/>
      <text:p text:style-name="P4">7.3- IA de soporte</text:p>
      <text:p text:style-name="P5"/>
      <text:p text:style-name="P5">El sistema prohibe que puedan haber dos unidades en un mismo cuadro del mapa, por tanto cada unidad tiene colisión con las demás. El mapa está compuesto por diferentes tipos de terrenos, alguno de ellos prohiben el movimiento de unidades por encima del cuadro. Esto impide que el jugador pueda seleccionar esa casilla como destino posible. Los tipos terrenos con colisiones son las montañas, agua, paredes, puertas.</text:p>
      <text:p text:style-name="P5"/>
      <text:p text:style-name="P5">Para calcular el movimiento de dentro del rango de movimiento de la unidad, el sistema busca el camino más corto desde el punto 'A' al 'B'.</text:p>
      <text:p text:style-name="P5"/>
      <text:p text:style-name="P5"/>
      <text:p text:style-name="P2">8- Guía técnica</text:p>
      <text:p text:style-name="P5"/>
      <text:p text:style-name="P4">8.1- Hardware</text:p>
      <text:p text:style-name="P5"/>
      <text:p text:style-name="P5">El videojuego hace uso de los siguientes dispositivos de hardware: </text:p>
      <text:p text:style-name="P5"/>
      <text:p text:style-name="P5"><text:soft-page-break/>Mínimos: PC como plataforma, teclado y ratón como entrada de datos, y una pantalla con una resolución mínima de 800x600. </text:p>
      <text:p text:style-name="P5"/>
      <text:p text:style-name="P5">Opcionales: Salida de audio (altavoces).</text:p>
      <text:p text:style-name="P5"/>
      <text:p text:style-name="P4">8.2- Hardware y software para el desarrollo</text:p>
      <text:p text:style-name="P5"/>
      <text:p text:style-name="P5">El proyecto será desarrollado en el entorno de programación NetBeans, y en lenguaje C++, usando las librerías que ofrece SFML 2.1. Para evitar problemas de compatibilidad, será desarrollado en Windows 8 en arquitectura x32.</text:p>
      <text:p text:style-name="P5"/>
      <text:p text:style-name="P5">Software a utilizar:</text:p>
      <text:p text:style-name="P5"/>
      <text:p text:style-name="P5"><text:tab/>- Photoshop y GraphicsGale: Edición de imagen y sprites.</text:p>
      <text:p text:style-name="P5"><text:tab/>- Audacity: Edición de sonido. </text:p>
      <text:p text:style-name="P5"/>
      <text:p text:style-name="P4">8.3- Arquitectura del juego</text:p>
      <text:p text:style-name="P5"/>
      <text:p text:style-name="P5">El proyecto será desarrollado en varias clases, que interactuarán entre si por eventos o sucesos.</text:p>
      <text:p text:style-name="P5"/>
      <text:p text:style-name="P5"/>
      <text:p text:style-name="P4">8.4- Motor del juego</text:p>
      <text:p text:style-name="P5"/>
      <text:p text:style-name="P5">Utilizando SFML, podremos realizar un motor donde se podrá desde cargar imágenes y sonidos hasta detección de colisiones entre los distintos objetos, pasando por el pintado de los objetos (sprites) en patanlla lo cual permitirá, entre otras cosas hacer animaciones con los distintos sprites a utilizar.</text:p>
      <text:p text:style-name="P5"/>
      <text:p text:style-name="P5">Por la parte de las animaciones de sprites, cabe distinguir que el motor permitirá que cada unidad/personaje del juego tenga su propio conjunto de animaciones (modificación del sprite) para la situación pertinente (mover izquierda,derecha, atacar, morir, etc).</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istLabel_20_1" style:display-name="ListLabel 1" style:family="text">
      <style:text-properties style:font-name-asian="OpenSymbol" style:font-name-complex="OpenSymbol"/>
    </style:style>
    <style:style style:name="ListLabel_20_2" style:display-name="ListLabel 2" style:family="text">
      <style:text-properties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0Z</meta:creation-date>
    <dc:date>2015-02-22T20:30:34.08</dc:date>
    <meta:editing-cycles>9</meta:editing-cycles>
    <meta:editing-duration>PT3H47M31S</meta:editing-duration>
    <meta:document-statistic meta:table-count="7" meta:image-count="0" meta:object-count="0" meta:page-count="13" meta:paragraph-count="443" meta:word-count="4951" meta:character-count="283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